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3681in" table:align="left"/>
    </style:style>
    <style:style style:name="Table1.A" style:family="table-column">
      <style:table-column-properties style:column-width="1.8632in"/>
    </style:style>
    <style:style style:name="Table1.B" style:family="table-column">
      <style:table-column-properties style:column-width="2.5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5979in" table:align="left"/>
    </style:style>
    <style:style style:name="Table2.A" style:family="table-column">
      <style:table-column-properties style:column-width="1.0097in"/>
    </style:style>
    <style:style style:name="Table2.B" style:family="table-column">
      <style:table-column-properties style:column-width="2.5882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9833in" table:align="left"/>
    </style:style>
    <style:style style:name="Table3.A" style:family="table-column">
      <style:table-column-properties style:column-width="0.5347in"/>
    </style:style>
    <style:style style:name="Table3.B" style:family="table-column">
      <style:table-column-properties style:column-width="2.448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4889in" table:align="left"/>
    </style:style>
    <style:style style:name="Table4.A" style:family="table-column">
      <style:table-column-properties style:column-width="0.6028in"/>
    </style:style>
    <style:style style:name="Table4.B" style:family="table-column">
      <style:table-column-properties style:column-width="4.8861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0257in" table:align="left"/>
    </style:style>
    <style:style style:name="Table5.A" style:family="table-column">
      <style:table-column-properties style:column-width="1.6861in"/>
    </style:style>
    <style:style style:name="Table5.B" style:family="table-column">
      <style:table-column-properties style:column-width="4.3396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4.8875in" table:align="left"/>
    </style:style>
    <style:style style:name="Table6.A" style:family="table-column">
      <style:table-column-properties style:column-width="1.6965in"/>
    </style:style>
    <style:style style:name="Table6.B" style:family="table-column">
      <style:table-column-properties style:column-width="3.19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5132in" table:align="left"/>
    </style:style>
    <style:style style:name="Table7.A" style:family="table-column">
      <style:table-column-properties style:column-width="1.325in"/>
    </style:style>
    <style:style style:name="Table7.B" style:family="table-column">
      <style:table-column-properties style:column-width="3.1882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5.4208in" table:align="left"/>
    </style:style>
    <style:style style:name="Table8.A" style:family="table-column">
      <style:table-column-properties style:column-width="0.8306in"/>
    </style:style>
    <style:style style:name="Table8.B" style:family="table-column">
      <style:table-column-properties style:column-width="4.5903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3.2271in" table:align="left"/>
    </style:style>
    <style:style style:name="Table9.A" style:family="table-column">
      <style:table-column-properties style:column-width="0.5653in"/>
    </style:style>
    <style:style style:name="Table9.B" style:family="table-column">
      <style:table-column-properties style:column-width="2.6618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4.5347in" table:align="left"/>
    </style:style>
    <style:style style:name="Table10.A" style:family="table-column">
      <style:table-column-properties style:column-width="0.8625in"/>
    </style:style>
    <style:style style:name="Table10.B" style:family="table-column">
      <style:table-column-properties style:column-width="3.6722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Heading_20_2">
      <style:text-properties fo:font-weight="bold" style:font-weight-asian="bold" style:font-weight-complex="bold"/>
    </style:style>
    <style:style style:name="P2" style:family="paragraph" style:parent-style-name="Heading_20_2">
      <style:text-properties fo:font-size="15pt" style:font-size-asian="15pt" style:font-size-complex="15pt"/>
    </style:style>
    <style:style style:name="P3" style:family="paragraph" style:parent-style-name="Heading_20_2"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Heading_20_3">
      <style:text-properties fo:font-size="15pt" style:font-size-asian="15pt" style:font-size-complex="15pt"/>
    </style:style>
    <style:style style:name="P5" style:family="paragraph" style:parent-style-name="Heading_20_3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Heading_20_4">
      <style:text-properties fo:font-size="15pt" style:font-size-asian="15pt" style:font-size-complex="15pt"/>
    </style:style>
    <style:style style:name="P7" style:family="paragraph" style:parent-style-name="Horizontal_20_Line">
      <style:text-properties fo:font-size="15pt" style:font-size-asian="15pt" style:font-size-complex="15pt"/>
    </style:style>
    <style:style style:name="P8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in" fo:margin-bottom="0.1965in" style:contextual-spacing="false" style:writing-mode="lr-tb"/>
    </style:style>
    <style:style style:name="P12" style:family="paragraph" style:parent-style-name="Preformatted_20_Text">
      <style:text-properties fo:font-size="15pt" style:font-size-asian="15pt" style:font-size-complex="15pt"/>
    </style:style>
    <style:style style:name="P13" style:family="paragraph" style:parent-style-name="Preformatted_20_Text">
      <style:paragraph-properties style:writing-mode="lr-tb"/>
      <style:text-properties fo:font-size="15pt" style:font-size-asian="15pt" style:font-size-complex="15pt"/>
    </style:style>
    <style:style style:name="P14" style:family="paragraph" style:parent-style-name="Standard">
      <style:text-properties fo:font-size="15pt" style:font-size-asian="15pt" style:font-size-complex="15pt"/>
    </style:style>
    <style:style style:name="P15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6" style:family="paragraph" style:parent-style-name="Table_20_Contents">
      <style:text-properties fo:font-size="15pt" style:font-size-asian="15pt" style:font-size-complex="15pt"/>
    </style:style>
    <style:style style:name="P17" style:family="paragraph" style:parent-style-name="Table_20_Heading">
      <style:text-properties fo:font-size="15pt" style:font-size-asian="15pt" style:font-size-complex="15pt"/>
    </style:style>
    <style:style style:name="P18" style:family="paragraph" style:parent-style-name="Text_20_body" style:list-style-name="L7"/>
    <style:style style:name="P19" style:family="paragraph" style:parent-style-name="Text_20_body" style:list-style-name="L8"/>
    <style:style style:name="P20" style:family="paragraph" style:parent-style-name="Text_20_body" style:list-style-name="L10"/>
    <style:style style:name="P21" style:family="paragraph" style:parent-style-name="Text_20_body" style:list-style-name="L11"/>
    <style:style style:name="P22" style:family="paragraph" style:parent-style-name="Text_20_body" style:list-style-name="L20"/>
    <style:style style:name="P23" style:family="paragraph" style:parent-style-name="Text_20_body" style:list-style-name="L28"/>
    <style:style style:name="P24" style:family="paragraph" style:parent-style-name="Text_20_body">
      <style:text-properties officeooo:paragraph-rsid="0003fcd7"/>
    </style:style>
    <style:style style:name="P25" style:family="paragraph" style:parent-style-name="Text_20_body" style:list-style-name="L32"/>
    <style:style style:name="P26" style:family="paragraph" style:parent-style-name="Text_20_body" style:list-style-name="L33"/>
    <style:style style:name="P27" style:family="paragraph" style:parent-style-name="Text_20_body" style:list-style-name="L34"/>
    <style:style style:name="P28" style:family="paragraph" style:parent-style-name="Text_20_body" style:list-style-name="L36"/>
    <style:style style:name="P29" style:family="paragraph" style:parent-style-name="Text_20_body">
      <style:text-properties fo:font-size="15pt" style:font-size-asian="15pt" style:font-size-complex="15pt"/>
    </style:style>
    <style:style style:name="P30" style:family="paragraph" style:parent-style-name="Text_20_body" style:list-style-name="L1">
      <style:text-properties fo:font-size="15pt" style:font-size-asian="15pt" style:font-size-complex="15pt"/>
    </style:style>
    <style:style style:name="P31" style:family="paragraph" style:parent-style-name="Text_20_body" style:list-style-name="L2">
      <style:text-properties fo:font-size="15pt" style:font-size-asian="15pt" style:font-size-complex="15pt"/>
    </style:style>
    <style:style style:name="P32" style:family="paragraph" style:parent-style-name="Text_20_body" style:list-style-name="L3">
      <style:text-properties fo:font-size="15pt" style:font-size-asian="15pt" style:font-size-complex="15pt"/>
    </style:style>
    <style:style style:name="P33" style:family="paragraph" style:parent-style-name="Text_20_body" style:list-style-name="L4">
      <style:text-properties fo:font-size="15pt" style:font-size-asian="15pt" style:font-size-complex="15pt"/>
    </style:style>
    <style:style style:name="P34" style:family="paragraph" style:parent-style-name="Text_20_body" style:list-style-name="L5">
      <style:text-properties fo:font-size="15pt" style:font-size-asian="15pt" style:font-size-complex="15pt"/>
    </style:style>
    <style:style style:name="P35" style:family="paragraph" style:parent-style-name="Text_20_body" style:list-style-name="L6">
      <style:text-properties fo:font-size="15pt" style:font-size-asian="15pt" style:font-size-complex="15pt"/>
    </style:style>
    <style:style style:name="P36" style:family="paragraph" style:parent-style-name="Text_20_body" style:list-style-name="L8">
      <style:text-properties fo:font-size="15pt" style:font-size-asian="15pt" style:font-size-complex="15pt"/>
    </style:style>
    <style:style style:name="P37" style:family="paragraph" style:parent-style-name="Text_20_body" style:list-style-name="L9">
      <style:text-properties fo:font-size="15pt" style:font-size-asian="15pt" style:font-size-complex="15pt"/>
    </style:style>
    <style:style style:name="P38" style:family="paragraph" style:parent-style-name="Text_20_body" style:list-style-name="L11">
      <style:text-properties fo:font-size="15pt" style:font-size-asian="15pt" style:font-size-complex="15pt"/>
    </style:style>
    <style:style style:name="P39" style:family="paragraph" style:parent-style-name="Text_20_body" style:list-style-name="L12">
      <style:text-properties fo:font-size="15pt" style:font-size-asian="15pt" style:font-size-complex="15pt"/>
    </style:style>
    <style:style style:name="P40" style:family="paragraph" style:parent-style-name="Text_20_body" style:list-style-name="L13">
      <style:text-properties fo:font-size="15pt" style:font-size-asian="15pt" style:font-size-complex="15pt"/>
    </style:style>
    <style:style style:name="P41" style:family="paragraph" style:parent-style-name="Text_20_body" style:list-style-name="L14">
      <style:text-properties fo:font-size="15pt" style:font-size-asian="15pt" style:font-size-complex="15pt"/>
    </style:style>
    <style:style style:name="P42" style:family="paragraph" style:parent-style-name="Text_20_body" style:list-style-name="L15">
      <style:text-properties fo:font-size="15pt" style:font-size-asian="15pt" style:font-size-complex="15pt"/>
    </style:style>
    <style:style style:name="P43" style:family="paragraph" style:parent-style-name="Text_20_body" style:list-style-name="L16">
      <style:text-properties fo:font-size="15pt" style:font-size-asian="15pt" style:font-size-complex="15pt"/>
    </style:style>
    <style:style style:name="P44" style:family="paragraph" style:parent-style-name="Text_20_body" style:list-style-name="L17">
      <style:text-properties fo:font-size="15pt" style:font-size-asian="15pt" style:font-size-complex="15pt"/>
    </style:style>
    <style:style style:name="P45" style:family="paragraph" style:parent-style-name="Text_20_body" style:list-style-name="L18">
      <style:text-properties fo:font-size="15pt" style:font-size-asian="15pt" style:font-size-complex="15pt"/>
    </style:style>
    <style:style style:name="P46" style:family="paragraph" style:parent-style-name="Text_20_body" style:list-style-name="L19">
      <style:text-properties fo:font-size="15pt" style:font-size-asian="15pt" style:font-size-complex="15pt"/>
    </style:style>
    <style:style style:name="P47" style:family="paragraph" style:parent-style-name="Text_20_body" style:list-style-name="L21">
      <style:text-properties fo:font-size="15pt" style:font-size-asian="15pt" style:font-size-complex="15pt"/>
    </style:style>
    <style:style style:name="P48" style:family="paragraph" style:parent-style-name="Text_20_body" style:list-style-name="L22">
      <style:text-properties fo:font-size="15pt" style:font-size-asian="15pt" style:font-size-complex="15pt"/>
    </style:style>
    <style:style style:name="P49" style:family="paragraph" style:parent-style-name="Text_20_body" style:list-style-name="L23">
      <style:text-properties fo:font-size="15pt" style:font-size-asian="15pt" style:font-size-complex="15pt"/>
    </style:style>
    <style:style style:name="P50" style:family="paragraph" style:parent-style-name="Text_20_body" style:list-style-name="L24">
      <style:text-properties fo:font-size="15pt" style:font-size-asian="15pt" style:font-size-complex="15pt"/>
    </style:style>
    <style:style style:name="P51" style:family="paragraph" style:parent-style-name="Text_20_body" style:list-style-name="L25">
      <style:text-properties fo:font-size="15pt" style:font-size-asian="15pt" style:font-size-complex="15pt"/>
    </style:style>
    <style:style style:name="P52" style:family="paragraph" style:parent-style-name="Text_20_body" style:list-style-name="L26">
      <style:text-properties fo:font-size="15pt" style:font-size-asian="15pt" style:font-size-complex="15pt"/>
    </style:style>
    <style:style style:name="P53" style:family="paragraph" style:parent-style-name="Text_20_body" style:list-style-name="L27">
      <style:text-properties fo:font-size="15pt" style:font-size-asian="15pt" style:font-size-complex="15pt"/>
    </style:style>
    <style:style style:name="P54" style:family="paragraph" style:parent-style-name="Text_20_body" style:list-style-name="L29">
      <style:text-properties fo:font-size="15pt" style:font-size-asian="15pt" style:font-size-complex="15pt"/>
    </style:style>
    <style:style style:name="P55" style:family="paragraph" style:parent-style-name="Text_20_body" style:list-style-name="L30">
      <style:text-properties fo:font-size="15pt" style:font-size-asian="15pt" style:font-size-complex="15pt"/>
    </style:style>
    <style:style style:name="P56" style:family="paragraph" style:parent-style-name="Text_20_body" style:list-style-name="L31">
      <style:text-properties fo:font-size="15pt" style:font-size-asian="15pt" style:font-size-complex="15pt"/>
    </style:style>
    <style:style style:name="P57" style:family="paragraph" style:parent-style-name="Text_20_body" style:list-style-name="L35">
      <style:text-properties fo:font-size="15pt" style:font-size-asian="15pt" style:font-size-complex="15pt"/>
    </style:style>
    <style:style style:name="P58" style:family="paragraph" style:parent-style-name="Text_20_body" style:list-style-name="L37">
      <style:text-properties fo:font-size="15pt" style:font-size-asian="15pt" style:font-size-complex="15pt"/>
    </style:style>
    <style:style style:name="P59" style:family="paragraph" style:parent-style-name="Text_20_body" style:list-style-name="L38"/>
    <style:style style:name="P60" style:family="paragraph" style:parent-style-name="Text_20_body" style:list-style-name="L39"/>
    <style:style style:name="P61" style:family="paragraph" style:parent-style-name="Text_20_body" style:list-style-name="L40"/>
    <style:style style:name="P62" style:family="paragraph" style:parent-style-name="Text_20_body" style:list-style-name="L41"/>
    <style:style style:name="P63" style:family="paragraph" style:parent-style-name="Text_20_body" style:list-style-name="L42"/>
    <style:style style:name="P64" style:family="paragraph" style:parent-style-name="Text_20_body" style:list-style-name="L43"/>
    <style:style style:name="P65" style:family="paragraph" style:parent-style-name="Text_20_body" style:list-style-name="L44"/>
    <style:style style:name="P66" style:family="paragraph" style:parent-style-name="Text_20_body" style:list-style-name="L45"/>
    <style:style style:name="T1" style:family="text">
      <style:text-properties officeooo:rsid="0003fcd7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3fcd7" style:font-size-asian="15pt" style:font-size-complex="15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2">Creating a website like </text:span><text:span text:style-name="Strong_20_Emphasis"><text:span text:style-name="T2">Etsy.com</text:span></text:span><text:span text:style-name="T2"> (a marketplace for handmade/vintage goods) is a large project that involves many parts: front-end, back-end, user accounts, product listings, payments, security, etc. To begin such a project, you'll need two things:</text:span></text:p>
      <text:p text:style-name="P7"/>
      <text:h text:style-name="Heading_20_3" text:outline-level="3"><text:span text:style-name="T2">✅ Step 1: </text:span><text:span text:style-name="Strong_20_Emphasis"><text:span text:style-name="T2">Project Plan</text:span></text:span><text:span text:style-name="T2"> (High-Level Overview)</text:span></text:h>
      <text:p text:style-name="P29">This includes your goals, features, and development timeline.</text:p>
      <text:p text:style-name="Text_20_body"><text:span text:style-name="Strong_20_Emphasis"><text:span text:style-name="T2">Example Outline:</text:span></text:span></text:p>
      <text:h text:style-name="Heading_20_4" text:outline-level="4"><text:span text:style-name="T2">1. </text:span><text:span text:style-name="Strong_20_Emphasis"><text:span text:style-name="T2">Objective:</text:span></text:span></text:h>
      <text:p text:style-name="P29">Create a multi-vendor e-commerce platform where users can sell and buy handmade products (similar to Etsy).</text:p>
      <text:h text:style-name="Heading_20_4" text:outline-level="4"><text:span text:style-name="T2">2. </text:span><text:span text:style-name="Strong_20_Emphasis"><text:span text:style-name="T2">Target Users:</text:span></text:span></text:h>
      <text:list text:style-name="L1">
        <text:list-item>
          <text:p text:style-name="P30">Individual sellers/artisans</text:p>
        </text:list-item>
        <text:list-item>
          <text:p text:style-name="P30">Buyers looking for handmade or vintage items</text:p>
        </text:list-item>
      </text:list>
      <text:h text:style-name="Heading_20_4" text:outline-level="4"><text:span text:style-name="T2">3. </text:span><text:span text:style-name="Strong_20_Emphasis"><text:span text:style-name="T2">Core Features:</text:span></text:span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17">Feature</text:p>
            </table:table-cell>
            <table:table-cell table:style-name="Table1.A1" office:value-type="string">
              <text:p text:style-name="P17">Description</text:p>
            </table:table-cell>
          </table:table-row>
        </table:table-header-rows>
        <table:table-row>
          <table:table-cell table:style-name="Table1.A1" office:value-type="string">
            <text:p text:style-name="P16">User registration &amp; login</text:p>
          </table:table-cell>
          <table:table-cell table:style-name="Table1.A1" office:value-type="string">
            <text:p text:style-name="P16">For sellers and buyers</text:p>
          </table:table-cell>
        </table:table-row>
        <table:table-row>
          <table:table-cell table:style-name="Table1.A1" office:value-type="string">
            <text:p text:style-name="P16">Seller dashboard</text:p>
          </table:table-cell>
          <table:table-cell table:style-name="Table1.A1" office:value-type="string">
            <text:p text:style-name="P16">Add/edit/remove product listings</text:p>
          </table:table-cell>
        </table:table-row>
        <table:table-row>
          <table:table-cell table:style-name="Table1.A1" office:value-type="string">
            <text:p text:style-name="P16">Buyer features</text:p>
          </table:table-cell>
          <table:table-cell table:style-name="Table1.A1" office:value-type="string">
            <text:p text:style-name="P16">Browse, search, add to cart, buy</text:p>
          </table:table-cell>
        </table:table-row>
        <table:table-row>
          <table:table-cell table:style-name="Table1.A1" office:value-type="string">
            <text:p text:style-name="P16">Product search</text:p>
          </table:table-cell>
          <table:table-cell table:style-name="Table1.A1" office:value-type="string">
            <text:p text:style-name="P16">By category, keyword, price</text:p>
          </table:table-cell>
        </table:table-row>
        <table:table-row>
          <table:table-cell table:style-name="Table1.A1" office:value-type="string">
            <text:p text:style-name="P16">Payment gateway</text:p>
          </table:table-cell>
          <table:table-cell table:style-name="Table1.A1" office:value-type="string">
            <text:p text:style-name="P16">Stripe, PayPal, etc.</text:p>
          </table:table-cell>
        </table:table-row>
        <table:table-row>
          <table:table-cell table:style-name="Table1.A1" office:value-type="string">
            <text:p text:style-name="P16">Reviews &amp; ratings</text:p>
          </table:table-cell>
          <table:table-cell table:style-name="Table1.A1" office:value-type="string">
            <text:p text:style-name="P16">Product reviews by buyers</text:p>
          </table:table-cell>
        </table:table-row>
        <table:table-row>
          <table:table-cell table:style-name="Table1.A1" office:value-type="string">
            <text:p text:style-name="P16">Admin panel</text:p>
          </table:table-cell>
          <table:table-cell table:style-name="Table1.A1" office:value-type="string">
            <text:p text:style-name="P16">Manage users, products, reports</text:p>
          </table:table-cell>
        </table:table-row>
        <table:table-row>
          <table:table-cell table:style-name="Table1.A1" office:value-type="string">
            <text:p text:style-name="P16">Mobile responsiveness</text:p>
          </table:table-cell>
          <table:table-cell table:style-name="Table1.A1" office:value-type="string">
            <text:p text:style-name="P16">Works on desktop &amp; mobile</text:p>
          </table:table-cell>
        </table:table-row>
      </table:table>
      <text:h text:style-name="Heading_20_4" text:outline-level="4"><text:soft-page-break/><text:span text:style-name="T2">4. </text:span><text:span text:style-name="Strong_20_Emphasis"><text:span text:style-name="T2">Tech Stack (example):</text:span>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7">Component</text:p>
            </table:table-cell>
            <table:table-cell table:style-name="Table2.A1" office:value-type="string">
              <text:p text:style-name="P17">Technology</text:p>
            </table:table-cell>
          </table:table-row>
        </table:table-header-rows>
        <table:table-row>
          <table:table-cell table:style-name="Table2.A1" office:value-type="string">
            <text:p text:style-name="P16">Frontend</text:p>
          </table:table-cell>
          <table:table-cell table:style-name="Table2.A1" office:value-type="string">
            <text:p text:style-name="P16">React / Vue.js / HTML+CSS+JS</text:p>
          </table:table-cell>
        </table:table-row>
        <table:table-row>
          <table:table-cell table:style-name="Table2.A1" office:value-type="string">
            <text:p text:style-name="P16">Backend</text:p>
          </table:table-cell>
          <table:table-cell table:style-name="Table2.A1" office:value-type="string">
            <text:p text:style-name="P16">Django / Flask / Node.js</text:p>
          </table:table-cell>
        </table:table-row>
        <table:table-row>
          <table:table-cell table:style-name="Table2.A1" office:value-type="string">
            <text:p text:style-name="P16">Database</text:p>
          </table:table-cell>
          <table:table-cell table:style-name="Table2.A1" office:value-type="string">
            <text:p text:style-name="P16">PostgreSQL / MySQL / MongoDB</text:p>
          </table:table-cell>
        </table:table-row>
        <table:table-row>
          <table:table-cell table:style-name="Table2.A1" office:value-type="string">
            <text:p text:style-name="P16">Hosting</text:p>
          </table:table-cell>
          <table:table-cell table:style-name="Table2.A1" office:value-type="string">
            <text:p text:style-name="P16">AWS / DigitalOcean / Heroku</text:p>
          </table:table-cell>
        </table:table-row>
        <table:table-row>
          <table:table-cell table:style-name="Table2.A1" office:value-type="string">
            <text:p text:style-name="P16">Payment</text:p>
          </table:table-cell>
          <table:table-cell table:style-name="Table2.A1" office:value-type="string">
            <text:p text:style-name="P16">Stripe / PayPal</text:p>
          </table:table-cell>
        </table:table-row>
      </table:table>
      <text:h text:style-name="Heading_20_4" text:outline-level="4"><text:span text:style-name="T2">5. </text:span><text:span text:style-name="Strong_20_Emphasis"><text:span text:style-name="T2">Timeline:</text:span>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7">Week</text:p>
            </table:table-cell>
            <table:table-cell table:style-name="Table3.A1" office:value-type="string">
              <text:p text:style-name="P17">Task</text:p>
            </table:table-cell>
          </table:table-row>
        </table:table-header-rows>
        <table:table-row>
          <table:table-cell table:style-name="Table3.A1" office:value-type="string">
            <text:p text:style-name="P16">1–2</text:p>
          </table:table-cell>
          <table:table-cell table:style-name="Table3.A1" office:value-type="string">
            <text:p text:style-name="P16">Research, wireframes, planning</text:p>
          </table:table-cell>
        </table:table-row>
        <table:table-row>
          <table:table-cell table:style-name="Table3.A1" office:value-type="string">
            <text:p text:style-name="P16">3–5</text:p>
          </table:table-cell>
          <table:table-cell table:style-name="Table3.A1" office:value-type="string">
            <text:p text:style-name="P16">Front-end UI development</text:p>
          </table:table-cell>
        </table:table-row>
        <table:table-row>
          <table:table-cell table:style-name="Table3.A1" office:value-type="string">
            <text:p text:style-name="P16">6–8</text:p>
          </table:table-cell>
          <table:table-cell table:style-name="Table3.A1" office:value-type="string">
            <text:p text:style-name="P16">Back-end API and database</text:p>
          </table:table-cell>
        </table:table-row>
        <table:table-row>
          <table:table-cell table:style-name="Table3.A1" office:value-type="string">
            <text:p text:style-name="P16">9–10</text:p>
          </table:table-cell>
          <table:table-cell table:style-name="Table3.A1" office:value-type="string">
            <text:p text:style-name="P16">Payment integration &amp; testing</text:p>
          </table:table-cell>
        </table:table-row>
        <table:table-row>
          <table:table-cell table:style-name="Table3.A1" office:value-type="string">
            <text:p text:style-name="P16">11–12</text:p>
          </table:table-cell>
          <table:table-cell table:style-name="Table3.A1" office:value-type="string">
            <text:p text:style-name="P16">Launch MVP version</text:p>
          </table:table-cell>
        </table:table-row>
      </table:table>
      <text:p text:style-name="P7"/>
      <text:h text:style-name="Heading_20_3" text:outline-level="3"><text:span text:style-name="T2">✅ Step 2: </text:span><text:span text:style-name="Strong_20_Emphasis"><text:span text:style-name="T2">Documentation</text:span></text:span><text:span text:style-name="T2"> (Detailed Planning)</text:span></text:h>
      <text:p text:style-name="P29">You’ll need several documents, such as:</text:p>
      <text:h text:style-name="Heading_20_4" text:outline-level="4"><text:span text:style-name="T2">A. </text:span><text:span text:style-name="Strong_20_Emphasis"><text:span text:style-name="T2">Requirements Document (SRS - Software Requirements Specification)</text:span></text:span></text:h>
      <text:list text:style-name="L2">
        <text:list-item>
          <text:p text:style-name="P31">Functional Requirements (e.g., login, search products)</text:p>
        </text:list-item>
        <text:list-item>
          <text:p text:style-name="P31">Non-functional (e.g., speed, security)</text:p>
        </text:list-item>
        <text:list-item>
          <text:p text:style-name="P31">User roles (Admin, Seller, Buyer)</text:p>
        </text:list-item>
      </text:list>
      <text:h text:style-name="Heading_20_4" text:outline-level="4"><text:span text:style-name="T2">B. </text:span><text:span text:style-name="Strong_20_Emphasis"><text:span text:style-name="T2">Wireframes or UI Mockups</text:span></text:span></text:h>
      <text:list text:style-name="L3">
        <text:list-item>
          <text:p text:style-name="P32">Use Figma, Balsamiq, or even simple hand-drawn sketches</text:p>
        </text:list-item>
        <text:list-item>
          <text:p text:style-name="P32"><text:soft-page-break/>Home page, product listing, cart, checkout, dashboard</text:p>
        </text:list-item>
      </text:list>
      <text:h text:style-name="Heading_20_4" text:outline-level="4"><text:span text:style-name="T2">C. </text:span><text:span text:style-name="Strong_20_Emphasis"><text:span text:style-name="T2">Database Design</text:span></text:span></text:h>
      <text:list text:style-name="L4">
        <text:list-item>
          <text:p text:style-name="P33">ER diagrams</text:p>
        </text:list-item>
        <text:list-item>
          <text:p text:style-name="P33">Tables like Users, Products, Orders, Payments, Reviews</text:p>
        </text:list-item>
      </text:list>
      <text:h text:style-name="Heading_20_4" text:outline-level="4"><text:span text:style-name="T2">D. </text:span><text:span text:style-name="Strong_20_Emphasis"><text:span text:style-name="T2">API Specification (if needed)</text:span></text:span></text:h>
      <text:list text:style-name="L5">
        <text:list-item>
          <text:p text:style-name="P34">GET /products, POST /orders, etc.</text:p>
        </text:list-item>
      </text:list>
      <text:h text:style-name="Heading_20_4" text:outline-level="4"><text:span text:style-name="T2">E. </text:span><text:span text:style-name="Strong_20_Emphasis"><text:span text:style-name="T2">Deployment Plan</text:span></text:span></text:h>
      <text:list text:style-name="L6">
        <text:list-item>
          <text:p text:style-name="P35">GitHub for version control</text:p>
        </text:list-item>
        <text:list-item>
          <text:p text:style-name="P35">CI/CD pipelines (GitHub Actions, etc.)</text:p>
        </text:list-item>
        <text:list-item>
          <text:p text:style-name="P35">Domain &amp; SSL setup</text:p>
        </text:list-item>
      </text:list>
      <text:p text:style-name="P7"/>
      <text:h text:style-name="P4" text:outline-level="3">🔧 Want me to help create these?</text:h>
      <text:p text:style-name="P29">I can:</text:p>
      <text:list text:style-name="L7">
        <text:list-item>
          <text:p text:style-name="P18"><text:span text:style-name="T2">Draft your </text:span><text:span text:style-name="Strong_20_Emphasis"><text:span text:style-name="T2">project plan</text:span></text:span></text:p>
        </text:list-item>
        <text:list-item>
          <text:p text:style-name="P18"><text:span text:style-name="T2">Generate a sample </text:span><text:span text:style-name="Strong_20_Emphasis"><text:span text:style-name="T2">SRS</text:span></text:span></text:p>
        </text:list-item>
        <text:list-item>
          <text:p text:style-name="P18"><text:span text:style-name="T2">Create a </text:span><text:span text:style-name="Strong_20_Emphasis"><text:span text:style-name="T2">database schema</text:span></text:span></text:p>
        </text:list-item>
        <text:list-item>
          <text:p text:style-name="P18"><text:span text:style-name="T2">Help with </text:span><text:span text:style-name="Strong_20_Emphasis"><text:span text:style-name="T2">wireframes</text:span></text:span></text:p>
        </text:list-item>
        <text:list-item>
          <text:p text:style-name="P18"><text:span text:style-name="T2">Provide a </text:span><text:span text:style-name="Strong_20_Emphasis"><text:span text:style-name="T2">timeline with milestones</text:span></text:span></text:p>
        </text:list-item>
      </text:list>
      <text:p text:style-name="P29">Let me know what part you’d like to start with (e.g., project plan, tech stack, database design, etc.) and we’ll go step by step.</text:p>
      <text:p text:style-name="P14"/>
      <text:p text:style-name="P14"/>
      <text:p text:style-name="P14"/>
      <text:h text:style-name="P4" text:outline-level="3">🔍 Step 1: Clarify Your Idea</text:h>
      <text:list text:style-name="L8">
        <text:list-item>
          <text:p text:style-name="P19"><text:span text:style-name="Strong_20_Emphasis"><text:span text:style-name="T2">Do you want your site to support multiple sellers (like Etsy)?</text:span></text:span></text:p>
          <text:list>
            <text:list-item>
              <text:p text:style-name="P36">Yes / No</text:p>
            </text:list-item>
          </text:list>
        </text:list-item>
        <text:list-item>
          <text:p text:style-name="P19"><text:span text:style-name="Strong_20_Emphasis"><text:span text:style-name="T2">What kind of products will be sold?</text:span></text:span><text:span text:style-name="T2"><text:line-break/>(e.g., handmade crafts, digital downloads, vintage items)</text:span></text:p>
        </text:list-item>
        <text:list-item>
          <text:p text:style-name="P19"><text:soft-page-break/><text:span text:style-name="Strong_20_Emphasis"><text:span text:style-name="T2">Who can use the site?</text:span></text:span></text:p>
          <text:list>
            <text:list-item>
              <text:p text:style-name="P36">Only buyers and sellers?</text:p>
            </text:list-item>
            <text:list-item>
              <text:p text:style-name="P36">Do you want an admin panel to manage users and products?</text:p>
            </text:list-item>
          </text:list>
        </text:list-item>
        <text:list-item>
          <text:p text:style-name="P19"><text:span text:style-name="Strong_20_Emphasis"><text:span text:style-name="T2">Do you plan to allow online payments?</text:span></text:span></text:p>
          <text:list>
            <text:list-item>
              <text:p text:style-name="P36">Yes: Stripe / PayPal / others?</text:p>
            </text:list-item>
            <text:list-item>
              <text:p text:style-name="P36">No: Cash on delivery?</text:p>
            </text:list-item>
          </text:list>
        </text:list-item>
        <text:list-item>
          <text:p text:style-name="P19"><text:span text:style-name="Strong_20_Emphasis"><text:span text:style-name="T2">Do you want to build it yourself or hire a developer/designer?</text:span></text:span></text:p>
        </text:list-item>
      </text:list>
      <text:p text:style-name="P7"/>
      <text:h text:style-name="P4" text:outline-level="3">🧱 Step 2: What You Want First</text:h>
      <text:p text:style-name="P29">What should I help you with first?</text:p>
      <text:list text:style-name="L9">
        <text:list-item>
          <text:p text:style-name="P37">A. 📄 Project Plan (overview, timeline, features)</text:p>
        </text:list-item>
        <text:list-item>
          <text:p text:style-name="P37">B. 🧠 SRS Document (detailed software requirements)</text:p>
        </text:list-item>
        <text:list-item>
          <text:p text:style-name="P37">C. 🗃 Database Design</text:p>
        </text:list-item>
        <text:list-item>
          <text:p text:style-name="P37">D. 🎨 Wireframes</text:p>
        </text:list-item>
        <text:list-item>
          <text:p text:style-name="P37">E. ⚙ Tech Stack suggestion</text:p>
        </text:list-item>
        <text:list-item>
          <text:p text:style-name="P37">F. 💰 Payment system integration plan</text:p>
        </text:list-item>
      </text:list>
      <text:p text:style-name="P14"/>
      <text:p text:style-name="P14"/>
      <text:p text:style-name="P14"/>
      <text:h text:style-name="P1" text:outline-level="2"><text:span text:style-name="T2">🗂️ </text:span><text:span text:style-name="Strong_20_Emphasis"><text:span text:style-name="T2">Project Plan: Handmade Marketplace Website (Etsy-like)</text:span></text:span></text:h>
      <text:p text:style-name="P7"/>
      <text:h text:style-name="Heading_20_3" text:outline-level="3"><text:span text:style-name="T2">✅ </text:span><text:span text:style-name="Strong_20_Emphasis"><text:span text:style-name="T2">1. Project Name (Working Title):</text:span></text:span></text:h>
      <text:p text:style-name="Text_20_body"><text:span text:style-name="Source_20_Text"><text:span text:style-name="T2">Handmade Haven</text:span></text:span><text:span text:style-name="T2"> </text:span><text:span text:style-name="Emphasis"><text:span text:style-name="T2">(you can change this later)</text:span></text:span></text:p>
      <text:p text:style-name="P7"/>
      <text:h text:style-name="Heading_20_3" text:outline-level="3"><text:soft-page-break/><text:span text:style-name="T2">✅ </text:span><text:span text:style-name="Strong_20_Emphasis"><text:span text:style-name="T2">2. Objective</text:span></text:span></text:h>
      <text:p text:style-name="P29">Create a full-featured multi-vendor marketplace where users can register as buyers or sellers to list, browse, and purchase handmade crafts, vintage goods, digital downloads, clothing, jewelry, and more.</text:p>
      <text:p text:style-name="P7"/>
      <text:h text:style-name="Heading_20_3" text:outline-level="3"><text:span text:style-name="T2">✅ </text:span><text:span text:style-name="Strong_20_Emphasis"><text:span text:style-name="T2">3. User Roles</text:span>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17">Role</text:p>
            </table:table-cell>
            <table:table-cell table:style-name="Table4.A1" office:value-type="string">
              <text:p text:style-name="P17">Description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<text:span text:style-name="T2">Buyer</text:span></text:span></text:p>
          </table:table-cell>
          <table:table-cell table:style-name="Table4.A1" office:value-type="string">
            <text:p text:style-name="P16">Browses products, adds to cart, purchases items, leaves review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2">Seller</text:span></text:span></text:p>
          </table:table-cell>
          <table:table-cell table:style-name="Table4.A1" office:value-type="string">
            <text:p text:style-name="P16">Registers as a vendor, creates product listings, manages orders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<text:span text:style-name="T2">Admin</text:span></text:span></text:p>
          </table:table-cell>
          <table:table-cell table:style-name="Table4.A1" office:value-type="string">
            <text:p text:style-name="P16">Manages users, categories, reviews, product approvals, reports</text:p>
          </table:table-cell>
        </table:table-row>
      </table:table>
      <text:p text:style-name="P7"/>
      <text:h text:style-name="Heading_20_3" text:outline-level="3"><text:span text:style-name="T2">✅ </text:span><text:span text:style-name="Strong_20_Emphasis"><text:span text:style-name="T2">4. Key Features by Phase</text:span></text:span></text:h>
      <text:h text:style-name="P6" text:outline-level="4">🔹 MVP Features (Minimum Viable Product)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17">Feature Category</text:p>
            </table:table-cell>
            <table:table-cell table:style-name="Table5.A1" office:value-type="string">
              <text:p text:style-name="P17">Details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<text:span text:style-name="T2">Authentication</text:span></text:span></text:p>
          </table:table-cell>
          <table:table-cell table:style-name="Table5.A1" office:value-type="string">
            <text:p text:style-name="P16">Register/Login for buyers and sellers (email/username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2">Product Listings</text:span></text:span></text:p>
          </table:table-cell>
          <table:table-cell table:style-name="Table5.A1" office:value-type="string">
            <text:p text:style-name="P16">Add/edit/delete products with images, descriptions, price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2">Categories</text:span></text:span></text:p>
          </table:table-cell>
          <table:table-cell table:style-name="Table5.A1" office:value-type="string">
            <text:p text:style-name="P16">Products organized into categories (clothes, jewelry, etc.)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2">Search &amp; Filters</text:span></text:span></text:p>
          </table:table-cell>
          <table:table-cell table:style-name="Table5.A1" office:value-type="string">
            <text:p text:style-name="P16">Keyword search, category filter, price filter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2">Cart &amp; Checkout</text:span></text:span></text:p>
          </table:table-cell>
          <table:table-cell table:style-name="Table5.A1" office:value-type="string">
            <text:p text:style-name="P16">Add to cart, checkout process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2">Payment Integration</text:span></text:span></text:p>
          </table:table-cell>
          <table:table-cell table:style-name="Table5.A1" office:value-type="string">
            <text:p text:style-name="P16">Stripe (initially), later add PayPal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2">User Dashboard</text:span></text:span></text:p>
          </table:table-cell>
          <table:table-cell table:style-name="Table5.A1" office:value-type="string">
            <text:p text:style-name="P16">Buyer: order history; Seller: product &amp; order management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<text:span text:style-name="T2">Admin Panel</text:span></text:span></text:p>
          </table:table-cell>
          <table:table-cell table:style-name="Table5.A1" office:value-type="string">
            <text:p text:style-name="P16">Manage users, moderate products, reports dashboard</text:p>
          </table:table-cell>
        </table:table-row>
      </table:table>
      <text:h text:style-name="P6" text:outline-level="4"><text:soft-page-break/>🔹 Advanced Features (Phase 2+)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17">Feature</text:p>
            </table:table-cell>
            <table:table-cell table:style-name="Table6.A1" office:value-type="string">
              <text:p text:style-name="P17">Description</text:p>
            </table:table-cell>
          </table:table-row>
        </table:table-header-rows>
        <table:table-row>
          <table:table-cell table:style-name="Table6.A1" office:value-type="string">
            <text:p text:style-name="P16">Product reviews</text:p>
          </table:table-cell>
          <table:table-cell table:style-name="Table6.A1" office:value-type="string">
            <text:p text:style-name="P16">Buyers leave reviews after purchase</text:p>
          </table:table-cell>
        </table:table-row>
        <table:table-row>
          <table:table-cell table:style-name="Table6.A1" office:value-type="string">
            <text:p text:style-name="P16">Wishlist</text:p>
          </table:table-cell>
          <table:table-cell table:style-name="Table6.A1" office:value-type="string">
            <text:p text:style-name="P16">Save favorite products</text:p>
          </table:table-cell>
        </table:table-row>
        <table:table-row>
          <table:table-cell table:style-name="Table6.A1" office:value-type="string">
            <text:p text:style-name="P16">Messaging</text:p>
          </table:table-cell>
          <table:table-cell table:style-name="Table6.A1" office:value-type="string">
            <text:p text:style-name="P16">Buyer-seller messaging system</text:p>
          </table:table-cell>
        </table:table-row>
        <table:table-row>
          <table:table-cell table:style-name="Table6.A1" office:value-type="string">
            <text:p text:style-name="P16">Reports</text:p>
          </table:table-cell>
          <table:table-cell table:style-name="Table6.A1" office:value-type="string">
            <text:p text:style-name="P16">Sales reports for sellers</text:p>
          </table:table-cell>
        </table:table-row>
        <table:table-row>
          <table:table-cell table:style-name="Table6.A1" office:value-type="string">
            <text:p text:style-name="P16">Coupons &amp; Discounts</text:p>
          </table:table-cell>
          <table:table-cell table:style-name="Table6.A1" office:value-type="string">
            <text:p text:style-name="P16">Sellers can offer promotions</text:p>
          </table:table-cell>
        </table:table-row>
        <table:table-row>
          <table:table-cell table:style-name="Table6.A1" office:value-type="string">
            <text:p text:style-name="P16">Blog</text:p>
          </table:table-cell>
          <table:table-cell table:style-name="Table6.A1" office:value-type="string">
            <text:p text:style-name="P16">For seller stories, product tips, SEO boost</text:p>
          </table:table-cell>
        </table:table-row>
        <table:table-row>
          <table:table-cell table:style-name="Table6.A1" office:value-type="string">
            <text:p text:style-name="P16">Mobile App (Optional)</text:p>
          </table:table-cell>
          <table:table-cell table:style-name="Table6.A1" office:value-type="string">
            <text:p text:style-name="P16">Later version for Android/iOS</text:p>
          </table:table-cell>
        </table:table-row>
      </table:table>
      <text:p text:style-name="P7"/>
      <text:h text:style-name="Heading_20_3" text:outline-level="3"><text:span text:style-name="T2">✅ </text:span><text:span text:style-name="Strong_20_Emphasis"><text:span text:style-name="T2">5. Suggested Tech Stack</text:span></text:span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7">Component</text:p>
            </table:table-cell>
            <table:table-cell table:style-name="Table7.A1" office:value-type="string">
              <text:p text:style-name="P17">Tools</text:p>
            </table:table-cell>
          </table:table-row>
        </table:table-header-rows>
        <table:table-row>
          <table:table-cell table:style-name="Table7.A1" office:value-type="string">
            <text:p text:style-name="Table_20_Contents"><text:span text:style-name="Strong_20_Emphasis"><text:span text:style-name="T2">Frontend</text:span></text:span></text:p>
          </table:table-cell>
          <table:table-cell table:style-name="Table7.A1" office:value-type="string">
            <text:p text:style-name="P16">HTML, CSS, JavaScript + React or Vue.js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2">Backend</text:span></text:span></text:p>
          </table:table-cell>
          <table:table-cell table:style-name="Table7.A1" office:value-type="string">
            <text:p text:style-name="P16">Django (Python) or Node.js + Express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2">Database</text:span></text:span></text:p>
          </table:table-cell>
          <table:table-cell table:style-name="Table7.A1" office:value-type="string">
            <text:p text:style-name="P16">PostgreSQL or MongoDB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2">Payments</text:span></text:span></text:p>
          </table:table-cell>
          <table:table-cell table:style-name="Table7.A1" office:value-type="string">
            <text:p text:style-name="P16">Stripe (start), PayPal (add later)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2">Authentication</text:span></text:span></text:p>
          </table:table-cell>
          <table:table-cell table:style-name="Table7.A1" office:value-type="string">
            <text:p text:style-name="P16">Django AllAuth / Firebase / Custom JWT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2">Image Storage</text:span></text:span></text:p>
          </table:table-cell>
          <table:table-cell table:style-name="Table7.A1" office:value-type="string">
            <text:p text:style-name="P16">Cloudinary / AWS S3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2">Hosting</text:span></text:span></text:p>
          </table:table-cell>
          <table:table-cell table:style-name="Table7.A1" office:value-type="string">
            <text:p text:style-name="P16">Heroku / Vercel / AWS EC2 or Lightsail</text:p>
          </table:table-cell>
        </table:table-row>
        <table:table-row>
          <table:table-cell table:style-name="Table7.A1" office:value-type="string">
            <text:p text:style-name="Table_20_Contents"><text:span text:style-name="Strong_20_Emphasis"><text:span text:style-name="T2">Version Control</text:span></text:span></text:p>
          </table:table-cell>
          <table:table-cell table:style-name="Table7.A1" office:value-type="string">
            <text:p text:style-name="P16">Git + GitHub</text:p>
          </table:table-cell>
        </table:table-row>
      </table:table>
      <text:p text:style-name="P7"/>
      <text:h text:style-name="Heading_20_3" text:outline-level="3"><text:span text:style-name="T2">✅ </text:span><text:span text:style-name="Strong_20_Emphasis"><text:span text:style-name="T2">6. Development Timeline (Estimated - Flexible)</text:span></text:span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7">Week</text:p>
            </table:table-cell>
            <table:table-cell table:style-name="Table8.A1" office:value-type="string">
              <text:p text:style-name="P17">Milestone</text:p>
            </table:table-cell>
          </table:table-row>
        </table:table-header-rows>
        <table:table-row>
          <table:table-cell table:style-name="Table8.A1" office:value-type="string">
            <text:p text:style-name="P16">Week 1</text:p>
          </table:table-cell>
          <table:table-cell table:style-name="Table8.A1" office:value-type="string">
            <text:p text:style-name="P16">Project setup: GitHub repo, folder structure, database design</text:p>
          </table:table-cell>
        </table:table-row>
        <text:soft-page-break/>
        <table:table-row>
          <table:table-cell table:style-name="Table8.A1" office:value-type="string">
            <text:p text:style-name="P16">Week 2</text:p>
          </table:table-cell>
          <table:table-cell table:style-name="Table8.A1" office:value-type="string">
            <text:p text:style-name="P16">User authentication system (buyer/seller login, signup)</text:p>
          </table:table-cell>
        </table:table-row>
        <table:table-row>
          <table:table-cell table:style-name="Table8.A1" office:value-type="string">
            <text:p text:style-name="P16">Week 3–4</text:p>
          </table:table-cell>
          <table:table-cell table:style-name="Table8.A1" office:value-type="string">
            <text:p text:style-name="P16">Seller dashboard (add/edit/delete products)</text:p>
          </table:table-cell>
        </table:table-row>
        <table:table-row>
          <table:table-cell table:style-name="Table8.A1" office:value-type="string">
            <text:p text:style-name="P16">Week 5</text:p>
          </table:table-cell>
          <table:table-cell table:style-name="Table8.A1" office:value-type="string">
            <text:p text:style-name="P16">Product listing page with search and filter</text:p>
          </table:table-cell>
        </table:table-row>
        <table:table-row>
          <table:table-cell table:style-name="Table8.A1" office:value-type="string">
            <text:p text:style-name="P16">Week 6</text:p>
          </table:table-cell>
          <table:table-cell table:style-name="Table8.A1" office:value-type="string">
            <text:p text:style-name="P16">Cart, checkout, Stripe payment integration</text:p>
          </table:table-cell>
        </table:table-row>
        <table:table-row>
          <table:table-cell table:style-name="Table8.A1" office:value-type="string">
            <text:p text:style-name="P16">Week 7</text:p>
          </table:table-cell>
          <table:table-cell table:style-name="Table8.A1" office:value-type="string">
            <text:p text:style-name="P16">Buyer dashboard (orders), Seller order management</text:p>
          </table:table-cell>
        </table:table-row>
        <table:table-row>
          <table:table-cell table:style-name="Table8.A1" office:value-type="string">
            <text:p text:style-name="P16">Week 8</text:p>
          </table:table-cell>
          <table:table-cell table:style-name="Table8.A1" office:value-type="string">
            <text:p text:style-name="P16">Admin dashboard (basic version)</text:p>
          </table:table-cell>
        </table:table-row>
        <table:table-row>
          <table:table-cell table:style-name="Table8.A1" office:value-type="string">
            <text:p text:style-name="P16">Week 9</text:p>
          </table:table-cell>
          <table:table-cell table:style-name="Table8.A1" office:value-type="string">
            <text:p text:style-name="P16">Testing, debugging, mobile responsiveness</text:p>
          </table:table-cell>
        </table:table-row>
        <table:table-row>
          <table:table-cell table:style-name="Table8.A1" office:value-type="string">
            <text:p text:style-name="P16">Week 10</text:p>
          </table:table-cell>
          <table:table-cell table:style-name="Table8.A1" office:value-type="string">
            <text:p text:style-name="P16">Deployment (Heroku/AWS), feedback &amp; polish MVP</text:p>
          </table:table-cell>
        </table:table-row>
      </table:table>
      <text:p text:style-name="P7"/>
      <text:h text:style-name="Heading_20_3" text:outline-level="3"><text:span text:style-name="T2">✅ </text:span><text:span text:style-name="Strong_20_Emphasis"><text:span text:style-name="T2">7. Tools to Use for Planning &amp; Dev</text:span></text:span></text:h>
      <text:list text:style-name="L10">
        <text:list-item>
          <text:p text:style-name="P20"><text:span text:style-name="Strong_20_Emphasis"><text:span text:style-name="T2">Design</text:span></text:span><text:span text:style-name="T2">: Figma / Balsamiq (for wireframes)</text:span></text:p>
        </text:list-item>
        <text:list-item>
          <text:p text:style-name="P20"><text:span text:style-name="Strong_20_Emphasis"><text:span text:style-name="T2">Docs</text:span></text:span><text:span text:style-name="T2">: Google Docs / Notion</text:span></text:p>
        </text:list-item>
        <text:list-item>
          <text:p text:style-name="P20"><text:span text:style-name="Strong_20_Emphasis"><text:span text:style-name="T2">Code Editor</text:span></text:span><text:span text:style-name="T2">: VS Code</text:span></text:p>
        </text:list-item>
        <text:list-item>
          <text:p text:style-name="P20"><text:span text:style-name="Strong_20_Emphasis"><text:span text:style-name="T2">Database Design</text:span></text:span><text:span text:style-name="T2">: dbdiagram.io or draw.io</text:span></text:p>
        </text:list-item>
        <text:list-item>
          <text:p text:style-name="P20"><text:span text:style-name="Strong_20_Emphasis"><text:span text:style-name="T2">Task Tracking</text:span></text:span><text:span text:style-name="T2">: Trello / GitHub Projects</text:span></text:p>
        </text:list-item>
      </text:list>
      <text:p text:style-name="P7"/>
      <text:p text:style-name="P29">Would you like me to now help you with:</text:p>
      <text:list text:style-name="L11">
        <text:list-item>
          <text:p text:style-name="P21"><text:span text:style-name="Strong_20_Emphasis"><text:span text:style-name="T2">B. SRS Document (Detailed software requirements)?</text:span></text:span></text:p>
        </text:list-item>
        <text:list-item>
          <text:p text:style-name="P21"><text:span text:style-name="Strong_20_Emphasis"><text:span text:style-name="T2">C. Database schema diagram?</text:span></text:span></text:p>
        </text:list-item>
        <text:list-item>
          <text:p text:style-name="P21"><text:span text:style-name="Strong_20_Emphasis"><text:span text:style-name="T2">D. Wireframes?</text:span></text:span></text:p>
        </text:list-item>
        <text:list-item>
          <text:p text:style-name="P38">Or something else?</text:p>
        </text:list-item>
      </text:list>
      <text:p text:style-name="P29">Let’s move to the next step at your pace.</text:p>
      <text:p text:style-name="P15"/>
      <text:p text:style-name="P15"/>
      <text:p text:style-name="P15"/>
      <text:p text:style-name="P15"/>
      <text:p text:style-name="P15"/>
      <text:h text:style-name="P1" text:outline-level="2"><text:soft-page-break/><text:span text:style-name="T2">📄 </text:span><text:span text:style-name="Strong_20_Emphasis"><text:span text:style-name="T2">Software Requirements Specification (SRS)</text:span></text:span></text:h>
      <text:p text:style-name="P24"><text:span text:style-name="Strong_20_Emphasis"><text:span text:style-name="T2">Project Name</text:span></text:span><text:span text:style-name="T2">: </text:span><text:span text:style-name="T3">Jai</text:span><text:span text:style-name="T2"><text:line-break/></text:span><text:span text:style-name="Strong_20_Emphasis"><text:span text:style-name="T2">Prepared by</text:span></text:span><text:span text:style-name="T2">: Deepa Ponnusamy<text:line-break/></text:span><text:span text:style-name="Strong_20_Emphasis"><text:span text:style-name="T2">Date</text:span></text:span><text:span text:style-name="T2">: July 16, 2025</text:span></text:p>
      <text:p text:style-name="P7"/>
      <text:h text:style-name="Heading_20_3" text:outline-level="3"><text:span text:style-name="T2">1. </text:span><text:span text:style-name="Strong_20_Emphasis"><text:span text:style-name="T2">Introduction</text:span></text:span></text:h>
      <text:h text:style-name="P6" text:outline-level="4">1.1 Purpose</text:h>
      <text:p text:style-name="P29">The purpose of this document is to outline the software requirements for developing a multi-vendor e-commerce platform similar to Etsy, where users can register as buyers or sellers to buy and sell handmade crafts, digital downloads, vintage items, and other unique products.</text:p>
      <text:h text:style-name="P6" text:outline-level="4">1.2 Scope</text:h>
      <text:p text:style-name="P29">This web application will allow:</text:p>
      <text:list text:style-name="L12">
        <text:list-item>
          <text:p text:style-name="P39">Sellers to create and manage product listings.</text:p>
        </text:list-item>
        <text:list-item>
          <text:p text:style-name="P39">Buyers to browse, search, and purchase products.</text:p>
        </text:list-item>
        <text:list-item>
          <text:p text:style-name="P39">Admin to manage users, categories, and reported issues.</text:p>
        </text:list-item>
      </text:list>
      <text:p text:style-name="P29">The system will support secure user authentication and online payments (via Stripe initially). It will be responsive and accessible from both desktop and mobile devices.</text:p>
      <text:h text:style-name="P6" text:outline-level="4">1.3 Definitions</text:h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7">Term</text:p>
            </table:table-cell>
            <table:table-cell table:style-name="Table9.A1" office:value-type="string">
              <text:p text:style-name="P17">Definition</text:p>
            </table:table-cell>
          </table:table-row>
        </table:table-header-rows>
        <table:table-row>
          <table:table-cell table:style-name="Table9.A1" office:value-type="string">
            <text:p text:style-name="P16">MVP</text:p>
          </table:table-cell>
          <table:table-cell table:style-name="Table9.A1" office:value-type="string">
            <text:p text:style-name="P16">Minimum Viable Product</text:p>
          </table:table-cell>
        </table:table-row>
        <table:table-row>
          <table:table-cell table:style-name="Table9.A1" office:value-type="string">
            <text:p text:style-name="P16">CRUD</text:p>
          </table:table-cell>
          <table:table-cell table:style-name="Table9.A1" office:value-type="string">
            <text:p text:style-name="P16">Create, Read, Update, Delete</text:p>
          </table:table-cell>
        </table:table-row>
        <table:table-row>
          <table:table-cell table:style-name="Table9.A1" office:value-type="string">
            <text:p text:style-name="P16">UI</text:p>
          </table:table-cell>
          <table:table-cell table:style-name="Table9.A1" office:value-type="string">
            <text:p text:style-name="P16">User Interface</text:p>
          </table:table-cell>
        </table:table-row>
        <table:table-row>
          <table:table-cell table:style-name="Table9.A1" office:value-type="string">
            <text:p text:style-name="P16">API</text:p>
          </table:table-cell>
          <table:table-cell table:style-name="Table9.A1" office:value-type="string">
            <text:p text:style-name="P16">Application Programming Interface</text:p>
          </table:table-cell>
        </table:table-row>
      </table:table>
      <text:p text:style-name="P7"/>
      <text:h text:style-name="Heading_20_3" text:outline-level="3"><text:soft-page-break/><text:span text:style-name="T2">2. </text:span><text:span text:style-name="Strong_20_Emphasis"><text:span text:style-name="T2">Overall Description</text:span></text:span></text:h>
      <text:h text:style-name="P6" text:outline-level="4">2.1 Product Perspective</text:h>
      <text:p text:style-name="P29">The system will be a standalone web-based platform using a client-server architecture with a frontend UI, backend server, and database.</text:p>
      <text:h text:style-name="P6" text:outline-level="4">2.2 Product Functions</text:h>
      <text:list text:style-name="L13">
        <text:list-item>
          <text:p text:style-name="P40">Register/Login for buyers and sellers</text:p>
        </text:list-item>
        <text:list-item>
          <text:p text:style-name="P40">Product listing and browsing</text:p>
        </text:list-item>
        <text:list-item>
          <text:p text:style-name="P40">Add to cart and purchase</text:p>
        </text:list-item>
        <text:list-item>
          <text:p text:style-name="P40">Seller dashboard to manage products</text:p>
        </text:list-item>
        <text:list-item>
          <text:p text:style-name="P40">Buyer dashboard to view orders</text:p>
        </text:list-item>
        <text:list-item>
          <text:p text:style-name="P40">Admin dashboard to manage users and listings</text:p>
        </text:list-item>
        <text:list-item>
          <text:p text:style-name="P40">Online payments via Stripe</text:p>
        </text:list-item>
      </text:list>
      <text:h text:style-name="P6" text:outline-level="4">2.3 User Classes and Characteristics</text:h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office:value-type="string">
              <text:p text:style-name="P17">User Role</text:p>
            </table:table-cell>
            <table:table-cell table:style-name="Table10.A1" office:value-type="string">
              <text:p text:style-name="P17">Description</text:p>
            </table:table-cell>
          </table:table-row>
        </table:table-header-rows>
        <table:table-row>
          <table:table-cell table:style-name="Table10.A1" office:value-type="string">
            <text:p text:style-name="P16">Buyer</text:p>
          </table:table-cell>
          <table:table-cell table:style-name="Table10.A1" office:value-type="string">
            <text:p text:style-name="P16">Can browse, search, and purchase products</text:p>
          </table:table-cell>
        </table:table-row>
        <table:table-row>
          <table:table-cell table:style-name="Table10.A1" office:value-type="string">
            <text:p text:style-name="P16">Seller</text:p>
          </table:table-cell>
          <table:table-cell table:style-name="Table10.A1" office:value-type="string">
            <text:p text:style-name="P16">Can manage listings, view and manage orders</text:p>
          </table:table-cell>
        </table:table-row>
        <table:table-row>
          <table:table-cell table:style-name="Table10.A1" office:value-type="string">
            <text:p text:style-name="P16">Admin</text:p>
          </table:table-cell>
          <table:table-cell table:style-name="Table10.A1" office:value-type="string">
            <text:p text:style-name="P16">Full control to manage users, listings, categories</text:p>
          </table:table-cell>
        </table:table-row>
      </table:table>
      <text:h text:style-name="P6" text:outline-level="4">2.4 Operating Environment</text:h>
      <text:list text:style-name="L14">
        <text:list-item>
          <text:p text:style-name="P41">OS: Cross-platform (Linux, macOS, Windows)</text:p>
        </text:list-item>
        <text:list-item>
          <text:p text:style-name="P41">Browser: Chrome, Firefox, Safari, Edge</text:p>
        </text:list-item>
        <text:list-item>
          <text:p text:style-name="P41">Database: PostgreSQL or MongoDB</text:p>
        </text:list-item>
        <text:list-item>
          <text:p text:style-name="P41">Hosting: Heroku, AWS, or similar</text:p>
        </text:list-item>
      </text:list>
      <text:h text:style-name="P6" text:outline-level="4">2.5 Design Constraints</text:h>
      <text:list text:style-name="L15">
        <text:list-item>
          <text:p text:style-name="P42">Use open-source tools and libraries</text:p>
        </text:list-item>
        <text:list-item>
          <text:p text:style-name="P42">Must follow security best practices</text:p>
        </text:list-item>
        <text:list-item>
          <text:p text:style-name="P42"><text:soft-page-break/>Must be responsive (mobile-friendly)</text:p>
        </text:list-item>
      </text:list>
      <text:p text:style-name="P7"/>
      <text:h text:style-name="Heading_20_3" text:outline-level="3"><text:span text:style-name="T2">3. </text:span><text:span text:style-name="Strong_20_Emphasis"><text:span text:style-name="T2">System Features</text:span></text:span></text:h>
      <text:h text:style-name="P6" text:outline-level="4">3.1 User Authentication</text:h>
      <text:list text:style-name="L16">
        <text:list-item>
          <text:p text:style-name="P43">Register and login (buyers and sellers)</text:p>
        </text:list-item>
        <text:list-item>
          <text:p text:style-name="P43">Password encryption</text:p>
        </text:list-item>
        <text:list-item>
          <text:p text:style-name="P43">Email verification (optional in Phase 2)</text:p>
        </text:list-item>
      </text:list>
      <text:h text:style-name="P6" text:outline-level="4">3.2 Product Management (for Sellers)</text:h>
      <text:list text:style-name="L17">
        <text:list-item>
          <text:p text:style-name="P44">Add/edit/delete product listings</text:p>
        </text:list-item>
        <text:list-item>
          <text:p text:style-name="P44">Upload product images</text:p>
        </text:list-item>
        <text:list-item>
          <text:p text:style-name="P44">Add descriptions, price, stock, categories</text:p>
        </text:list-item>
      </text:list>
      <text:h text:style-name="P6" text:outline-level="4">3.3 Product Browsing &amp; Search (for Buyers)</text:h>
      <text:list text:style-name="L18">
        <text:list-item>
          <text:p text:style-name="P45">Browse by category</text:p>
        </text:list-item>
        <text:list-item>
          <text:p text:style-name="P45">Search by keyword</text:p>
        </text:list-item>
        <text:list-item>
          <text:p text:style-name="P45">Sort by price, popularity</text:p>
        </text:list-item>
      </text:list>
      <text:h text:style-name="P6" text:outline-level="4">3.4 Shopping Cart &amp; Checkout</text:h>
      <text:list text:style-name="L19">
        <text:list-item>
          <text:p text:style-name="P46">Add/remove items in cart</text:p>
        </text:list-item>
        <text:list-item>
          <text:p text:style-name="P46">Place order with shipping details</text:p>
        </text:list-item>
        <text:list-item>
          <text:p text:style-name="P46">Stripe payment integration</text:p>
        </text:list-item>
      </text:list>
      <text:h text:style-name="P6" text:outline-level="4">3.5 User Dashboards</text:h>
      <text:list text:style-name="L20">
        <text:list-item>
          <text:p text:style-name="P22"><text:span text:style-name="Strong_20_Emphasis"><text:span text:style-name="T2">Buyer</text:span></text:span><text:span text:style-name="T2">: View past orders, profile info</text:span></text:p>
        </text:list-item>
        <text:list-item>
          <text:p text:style-name="P22"><text:span text:style-name="Strong_20_Emphasis"><text:span text:style-name="T2">Seller</text:span></text:span><text:span text:style-name="T2">: Manage products, view orders</text:span></text:p>
        </text:list-item>
        <text:list-item>
          <text:p text:style-name="P22"><text:span text:style-name="Strong_20_Emphasis"><text:span text:style-name="T2">Admin</text:span></text:span><text:span text:style-name="T2">: View/manage all users and products</text:span></text:p>
        </text:list-item>
      </text:list>
      <text:h text:style-name="P6" text:outline-level="4">3.6 Order Management</text:h>
      <text:list text:style-name="L21">
        <text:list-item>
          <text:p text:style-name="P47">Order history for buyers</text:p>
        </text:list-item>
        <text:list-item>
          <text:p text:style-name="P47">Order notification for sellers</text:p>
        </text:list-item>
      </text:list>
      <text:h text:style-name="Heading_20_4" text:outline-level="4"><text:soft-page-break/><text:span text:style-name="T2">3.7 Reviews and Ratings </text:span><text:span text:style-name="Emphasis"><text:span text:style-name="T2">(Phase 2)</text:span></text:span></text:h>
      <text:list text:style-name="L22">
        <text:list-item>
          <text:p text:style-name="P48">Buyers leave reviews after purchase</text:p>
        </text:list-item>
        <text:list-item>
          <text:p text:style-name="P48">Average product rating displayed</text:p>
        </text:list-item>
      </text:list>
      <text:h text:style-name="Heading_20_4" text:outline-level="4"><text:span text:style-name="T2">3.8 Notifications </text:span><text:span text:style-name="Emphasis"><text:span text:style-name="T2">(Phase 2 or Later)</text:span></text:span></text:h>
      <text:list text:style-name="L23">
        <text:list-item>
          <text:p text:style-name="P49">Email confirmations</text:p>
        </text:list-item>
        <text:list-item>
          <text:p text:style-name="P49">Optional: Real-time alerts</text:p>
        </text:list-item>
      </text:list>
      <text:p text:style-name="P7"/>
      <text:h text:style-name="Heading_20_3" text:outline-level="3"><text:span text:style-name="T2">4. </text:span><text:span text:style-name="Strong_20_Emphasis"><text:span text:style-name="T2">Non-Functional Requirements</text:span></text:span></text:h>
      <text:h text:style-name="P6" text:outline-level="4">4.1 Performance</text:h>
      <text:list text:style-name="L24">
        <text:list-item>
          <text:p text:style-name="P50">Support 100+ concurrent users in MVP</text:p>
        </text:list-item>
        <text:list-item>
          <text:p text:style-name="P50">Product pages should load in under 2 seconds</text:p>
        </text:list-item>
      </text:list>
      <text:h text:style-name="P6" text:outline-level="4">4.2 Security</text:h>
      <text:list text:style-name="L25">
        <text:list-item>
          <text:p text:style-name="P51">HTTPS (SSL)</text:p>
        </text:list-item>
        <text:list-item>
          <text:p text:style-name="P51">Input validation and sanitization</text:p>
        </text:list-item>
        <text:list-item>
          <text:p text:style-name="P51">Secure payment gateway</text:p>
        </text:list-item>
      </text:list>
      <text:h text:style-name="P6" text:outline-level="4">4.3 Scalability</text:h>
      <text:list text:style-name="L26">
        <text:list-item>
          <text:p text:style-name="P52">Architecture should support future growth (e.g., add mobile app)</text:p>
        </text:list-item>
      </text:list>
      <text:h text:style-name="P6" text:outline-level="4">4.4 Usability</text:h>
      <text:list text:style-name="L27">
        <text:list-item>
          <text:p text:style-name="P53">Clean, intuitive interface</text:p>
        </text:list-item>
        <text:list-item>
          <text:p text:style-name="P53">Responsive on all devices</text:p>
        </text:list-item>
      </text:list>
      <text:p text:style-name="P7"/>
      <text:h text:style-name="Heading_20_3" text:outline-level="3"><text:span text:style-name="T2">5. </text:span><text:span text:style-name="Strong_20_Emphasis"><text:span text:style-name="T2">External Interfaces</text:span></text:span></text:h>
      <text:h text:style-name="P6" text:outline-level="4">5.1 Payment Gateway</text:h>
      <text:list text:style-name="L28">
        <text:list-item>
          <text:p text:style-name="P23"><text:span text:style-name="Strong_20_Emphasis"><text:span text:style-name="T2">Stripe API</text:span></text:span><text:span text:style-name="T2"> for handling secure credit/debit card payments</text:span></text:p>
        </text:list-item>
      </text:list>
      <text:h text:style-name="P6" text:outline-level="4">5.2 Database</text:h>
      <text:list text:style-name="L29">
        <text:list-item>
          <text:p text:style-name="P54">PostgreSQL or MongoDB to store user, product, order data</text:p>
        </text:list-item>
      </text:list>
      <text:h text:style-name="P6" text:outline-level="4"><text:soft-page-break/>5.3 Admin Tools</text:h>
      <text:list text:style-name="L30">
        <text:list-item>
          <text:p text:style-name="P55">Web interface to view and manage system-wide data</text:p>
        </text:list-item>
      </text:list>
      <text:p text:style-name="P7"/>
      <text:p text:style-name="P15"/>
      <text:h text:style-name="P1" text:outline-level="2"><text:span text:style-name="T2">🗃️ </text:span><text:span text:style-name="Strong_20_Emphasis"><text:span text:style-name="T2">Database Design for Jai (Etsy-like Marketplace)</text:span></text:span></text:h>
      <text:p text:style-name="Text_20_body"><text:span text:style-name="T2">This structure is based on a </text:span><text:span text:style-name="Strong_20_Emphasis"><text:span text:style-name="T2">relational database</text:span></text:span><text:span text:style-name="T2"> (like PostgreSQL or MySQL), designed to support:</text:span></text:p>
      <text:list text:style-name="L31">
        <text:list-item>
          <text:p text:style-name="P56">Multiple sellers</text:p>
        </text:list-item>
        <text:list-item>
          <text:p text:style-name="P56">Buyers</text:p>
        </text:list-item>
        <text:list-item>
          <text:p text:style-name="P56">Product listings</text:p>
        </text:list-item>
        <text:list-item>
          <text:p text:style-name="P56">Orders and payments</text:p>
        </text:list-item>
        <text:list-item>
          <text:p text:style-name="P56">Admin management</text:p>
        </text:list-item>
      </text:list>
      <text:p text:style-name="P7"/>
      <text:h text:style-name="Heading_20_3" text:outline-level="3"><text:span text:style-name="T2">✅ </text:span><text:span text:style-name="Strong_20_Emphasis"><text:span text:style-name="T2">Main Tables Overview</text:span></text:span></text:h>
      <text:p text:style-name="P7"/>
      <text:h text:style-name="Heading_20_3" text:outline-level="3"><text:span text:style-name="T2">1. </text:span><text:span text:style-name="Strong_20_Emphasis"><text:span text:style-name="T2">Users Table</text:span></text:span></text:h>
      <text:p text:style-name="P29">Stores all users: buyers, sellers, and admin.</text:p>
      <text:p text:style-name="P12">sql</text:p>
      <text:p text:style-name="P12">CopyEdit</text:p>
      <text:p text:style-name="P8"><text:span text:style-name="Source_20_Text"><text:span text:style-name="T2">CREATE TABLE users (</text:span></text:span></text:p>
      <text:p text:style-name="P10"><text:span text:style-name="Source_20_Text"><text:span text:style-name="T2"><text:s text:c="4"/>user_id SERIAL PRIMARY KEY,</text:span></text:span></text:p>
      <text:p text:style-name="P10"><text:span text:style-name="Source_20_Text"><text:span text:style-name="T2"><text:s text:c="4"/>name VARCHAR(100),</text:span></text:span></text:p>
      <text:p text:style-name="P10"><text:span text:style-name="Source_20_Text"><text:span text:style-name="T2"><text:s text:c="4"/>email VARCHAR(100) UNIQUE NOT NULL,</text:span></text:span></text:p>
      <text:p text:style-name="P10"><text:span text:style-name="Source_20_Text"><text:span text:style-name="T2"><text:s text:c="4"/>password_hash VARCHAR(255) NOT NULL,</text:span></text:span></text:p>
      <text:p text:style-name="P10"><text:span text:style-name="Source_20_Text"><text:span text:style-name="T2"><text:s text:c="4"/>role VARCHAR(10) CHECK (role IN ('buyer', 'seller', 'admin')),</text:span></text:span></text:p>
      <text:p text:style-name="P10"><text:span text:style-name="Source_20_Text"><text:span text:style-name="T2"><text:s text:c="4"/>created_at TIMESTAMP DEFAULT CURRENT_TIMESTAMP</text:span></text:span></text:p>
      <text:p text:style-name="P11"><text:span text:style-name="Source_20_Text"><text:span text:style-name="T2">);</text:span></text:span></text:p>
      <text:p text:style-name="P7"/>
      <text:h text:style-name="Heading_20_3" text:outline-level="3"><text:soft-page-break/><text:span text:style-name="T2">2. </text:span><text:span text:style-name="Strong_20_Emphasis"><text:span text:style-name="T2">Categories Table</text:span></text:span></text:h>
      <text:p text:style-name="P29">Pre-defined product categories (jewelry, clothes, etc.)</text:p>
      <text:p text:style-name="P12">sql</text:p>
      <text:p text:style-name="P12">CopyEdit</text:p>
      <text:p text:style-name="P8"><text:span text:style-name="Source_20_Text"><text:span text:style-name="T2">CREATE TABLE categories (</text:span></text:span></text:p>
      <text:p text:style-name="P10"><text:span text:style-name="Source_20_Text"><text:span text:style-name="T2"><text:s text:c="4"/>category_id SERIAL PRIMARY KEY,</text:span></text:span></text:p>
      <text:p text:style-name="P10"><text:span text:style-name="Source_20_Text"><text:span text:style-name="T2"><text:s text:c="4"/>name VARCHAR(50) UNIQUE NOT NULL</text:span></text:span></text:p>
      <text:p text:style-name="P11"><text:span text:style-name="Source_20_Text"><text:span text:style-name="T2">);</text:span></text:span></text:p>
      <text:p text:style-name="P7"/>
      <text:h text:style-name="Heading_20_3" text:outline-level="3"><text:span text:style-name="T2">3. </text:span><text:span text:style-name="Strong_20_Emphasis"><text:span text:style-name="T2">Products Table</text:span></text:span></text:h>
      <text:p text:style-name="P29">Each product is tied to a seller and category.</text:p>
      <text:p text:style-name="P12">sql</text:p>
      <text:p text:style-name="P12">CopyEdit</text:p>
      <text:p text:style-name="P8"><text:span text:style-name="Source_20_Text"><text:span text:style-name="T2">CREATE TABLE products (</text:span></text:span></text:p>
      <text:p text:style-name="P10"><text:span text:style-name="Source_20_Text"><text:span text:style-name="T2"><text:s text:c="4"/>product_id SERIAL PRIMARY KEY,</text:span></text:span></text:p>
      <text:p text:style-name="P10"><text:span text:style-name="Source_20_Text"><text:span text:style-name="T2"><text:s text:c="4"/>seller_id INT REFERENCES users(user_id),</text:span></text:span></text:p>
      <text:p text:style-name="P10"><text:span text:style-name="Source_20_Text"><text:span text:style-name="T2"><text:s text:c="4"/>name VARCHAR(100) NOT NULL,</text:span></text:span></text:p>
      <text:p text:style-name="P10"><text:span text:style-name="Source_20_Text"><text:span text:style-name="T2"><text:s text:c="4"/>description TEXT,</text:span></text:span></text:p>
      <text:p text:style-name="P10"><text:span text:style-name="Source_20_Text"><text:span text:style-name="T2"><text:s text:c="4"/>price DECIMAL(10,2) NOT NULL,</text:span></text:span></text:p>
      <text:p text:style-name="P10"><text:span text:style-name="Source_20_Text"><text:span text:style-name="T2"><text:s text:c="4"/>stock_quantity INT DEFAULT 0,</text:span></text:span></text:p>
      <text:p text:style-name="P10"><text:span text:style-name="Source_20_Text"><text:span text:style-name="T2"><text:s text:c="4"/>category_id INT REFERENCES categories(category_id),</text:span></text:span></text:p>
      <text:p text:style-name="P10"><text:span text:style-name="Source_20_Text"><text:span text:style-name="T2"><text:s text:c="4"/>image_url VARCHAR(255),</text:span></text:span></text:p>
      <text:p text:style-name="P10"><text:span text:style-name="Source_20_Text"><text:span text:style-name="T2"><text:s text:c="4"/>created_at TIMESTAMP DEFAULT CURRENT_TIMESTAMP</text:span></text:span></text:p>
      <text:p text:style-name="P11"><text:span text:style-name="Source_20_Text"><text:span text:style-name="T2">);</text:span></text:span></text:p>
      <text:p text:style-name="P7"/>
      <text:h text:style-name="Heading_20_3" text:outline-level="3"><text:span text:style-name="T2">4. </text:span><text:span text:style-name="Strong_20_Emphasis"><text:span text:style-name="T2">Orders Table</text:span></text:span></text:h>
      <text:p text:style-name="P29">Represents the overall order (by a buyer).</text:p>
      <text:p text:style-name="P12">sql</text:p>
      <text:p text:style-name="P12">CopyEdit</text:p>
      <text:p text:style-name="P8"><text:span text:style-name="Source_20_Text"><text:span text:style-name="T2">CREATE TABLE orders (</text:span></text:span></text:p>
      <text:p text:style-name="P10"><text:span text:style-name="Source_20_Text"><text:span text:style-name="T2"><text:s text:c="4"/>order_id SERIAL PRIMARY KEY,</text:span></text:span></text:p>
      <text:p text:style-name="P10"><text:span text:style-name="Source_20_Text"><text:span text:style-name="T2"><text:s text:c="4"/>buyer_id INT REFERENCES users(user_id),</text:span></text:span></text:p>
      <text:p text:style-name="P10"><text:span text:style-name="Source_20_Text"><text:span text:style-name="T2"><text:s text:c="4"/>total_amount DECIMAL(10,2),</text:span></text:span></text:p>
      <text:p text:style-name="P10"><text:soft-page-break/><text:span text:style-name="Source_20_Text"><text:span text:style-name="T2"><text:s text:c="4"/>status VARCHAR(20) CHECK (status IN ('pending', 'shipped', 'delivered', 'cancelled')) DEFAULT 'pending',</text:span></text:span></text:p>
      <text:p text:style-name="P10"><text:span text:style-name="Source_20_Text"><text:span text:style-name="T2"><text:s text:c="4"/>created_at TIMESTAMP DEFAULT CURRENT_TIMESTAMP</text:span></text:span></text:p>
      <text:p text:style-name="P11"><text:span text:style-name="Source_20_Text"><text:span text:style-name="T2">);</text:span></text:span></text:p>
      <text:p text:style-name="P7"/>
      <text:h text:style-name="Heading_20_3" text:outline-level="3"><text:span text:style-name="T2">5. </text:span><text:span text:style-name="Strong_20_Emphasis"><text:span text:style-name="T2">Order_Items Table</text:span></text:span></text:h>
      <text:p text:style-name="P29">Each row is a product included in an order.</text:p>
      <text:p text:style-name="P12">sql</text:p>
      <text:p text:style-name="P12">CopyEdit</text:p>
      <text:p text:style-name="P8"><text:span text:style-name="Source_20_Text"><text:span text:style-name="T2">CREATE TABLE order_items (</text:span></text:span></text:p>
      <text:p text:style-name="P10"><text:span text:style-name="Source_20_Text"><text:span text:style-name="T2"><text:s text:c="4"/>order_item_id SERIAL PRIMARY KEY,</text:span></text:span></text:p>
      <text:p text:style-name="P10"><text:span text:style-name="Source_20_Text"><text:span text:style-name="T2"><text:s text:c="4"/>order_id INT REFERENCES orders(order_id),</text:span></text:span></text:p>
      <text:p text:style-name="P10"><text:span text:style-name="Source_20_Text"><text:span text:style-name="T2"><text:s text:c="4"/>product_id INT REFERENCES products(product_id),</text:span></text:span></text:p>
      <text:p text:style-name="P10"><text:span text:style-name="Source_20_Text"><text:span text:style-name="T2"><text:s text:c="4"/>quantity INT NOT NULL,</text:span></text:span></text:p>
      <text:p text:style-name="P10"><text:span text:style-name="Source_20_Text"><text:span text:style-name="T2"><text:s text:c="4"/>price DECIMAL(10,2) NOT NULL</text:span></text:span></text:p>
      <text:p text:style-name="P11"><text:span text:style-name="Source_20_Text"><text:span text:style-name="T2">);</text:span></text:span></text:p>
      <text:p text:style-name="P7"/>
      <text:h text:style-name="Heading_20_3" text:outline-level="3"><text:span text:style-name="T2">6. </text:span><text:span text:style-name="Strong_20_Emphasis"><text:span text:style-name="T2">Reviews Table</text:span></text:span></text:h>
      <text:p text:style-name="P29">Product feedback from buyers.</text:p>
      <text:p text:style-name="P12">sql</text:p>
      <text:p text:style-name="P12">CopyEdit</text:p>
      <text:p text:style-name="P8"><text:span text:style-name="Source_20_Text"><text:span text:style-name="T2">CREATE TABLE reviews (</text:span></text:span></text:p>
      <text:p text:style-name="P10"><text:span text:style-name="Source_20_Text"><text:span text:style-name="T2"><text:s text:c="4"/>review_id SERIAL PRIMARY KEY,</text:span></text:span></text:p>
      <text:p text:style-name="P10"><text:span text:style-name="Source_20_Text"><text:span text:style-name="T2"><text:s text:c="4"/>product_id INT REFERENCES products(product_id),</text:span></text:span></text:p>
      <text:p text:style-name="P10"><text:span text:style-name="Source_20_Text"><text:span text:style-name="T2"><text:s text:c="4"/>buyer_id INT REFERENCES users(user_id),</text:span></text:span></text:p>
      <text:p text:style-name="P10"><text:span text:style-name="Source_20_Text"><text:span text:style-name="T2"><text:s text:c="4"/>rating INT CHECK (rating BETWEEN 1 AND 5),</text:span></text:span></text:p>
      <text:p text:style-name="P10"><text:span text:style-name="Source_20_Text"><text:span text:style-name="T2"><text:s text:c="4"/>comment TEXT,</text:span></text:span></text:p>
      <text:p text:style-name="P10"><text:span text:style-name="Source_20_Text"><text:span text:style-name="T2"><text:s text:c="4"/>created_at TIMESTAMP DEFAULT CURRENT_TIMESTAMP</text:span></text:span></text:p>
      <text:p text:style-name="P11"><text:span text:style-name="Source_20_Text"><text:span text:style-name="T2">);</text:span></text:span></text:p>
      <text:p text:style-name="P7"/>
      <text:h text:style-name="Heading_20_3" text:outline-level="3"><text:span text:style-name="T2">7. </text:span><text:span text:style-name="Strong_20_Emphasis"><text:span text:style-name="T2">Admin Actions Table</text:span></text:span><text:span text:style-name="T2"> </text:span><text:span text:style-name="Emphasis"><text:span text:style-name="T2">(Optional: For logs/controls)</text:span></text:span></text:h>
      <text:p text:style-name="P12">sql</text:p>
      <text:p text:style-name="P12">CopyEdit</text:p>
      <text:p text:style-name="P8"><text:soft-page-break/><text:span text:style-name="Source_20_Text"><text:span text:style-name="T2">CREATE TABLE admin_logs (</text:span></text:span></text:p>
      <text:p text:style-name="P10"><text:span text:style-name="Source_20_Text"><text:span text:style-name="T2"><text:s text:c="4"/>log_id SERIAL PRIMARY KEY,</text:span></text:span></text:p>
      <text:p text:style-name="P10"><text:span text:style-name="Source_20_Text"><text:span text:style-name="T2"><text:s text:c="4"/>admin_id INT REFERENCES users(user_id),</text:span></text:span></text:p>
      <text:p text:style-name="P10"><text:span text:style-name="Source_20_Text"><text:span text:style-name="T2"><text:s text:c="4"/>action TEXT,</text:span></text:span></text:p>
      <text:p text:style-name="P10"><text:span text:style-name="Source_20_Text"><text:span text:style-name="T2"><text:s text:c="4"/>target_table VARCHAR(50),</text:span></text:span></text:p>
      <text:p text:style-name="P10"><text:span text:style-name="Source_20_Text"><text:span text:style-name="T2"><text:s text:c="4"/>target_id INT,</text:span></text:span></text:p>
      <text:p text:style-name="P10"><text:span text:style-name="Source_20_Text"><text:span text:style-name="T2"><text:s text:c="4"/>timestamp TIMESTAMP DEFAULT CURRENT_TIMESTAMP</text:span></text:span></text:p>
      <text:p text:style-name="P11"><text:span text:style-name="Source_20_Text"><text:span text:style-name="T2">);</text:span></text:span></text:p>
      <text:p text:style-name="P7"/>
      <text:h text:style-name="P4" text:outline-level="3">✅ Relationships Overview (ER Diagram Description)</text:h>
      <text:p text:style-name="P12">scss</text:p>
      <text:p text:style-name="P12">CopyEdit</text:p>
      <text:p text:style-name="P8"><text:span text:style-name="Source_20_Text"><text:span text:style-name="T2">Users (1) ───&lt; Products (many)</text:span></text:span></text:p>
      <text:p text:style-name="P10"><text:span text:style-name="Source_20_Text"><text:span text:style-name="T2">Users (1) ───&lt; Orders (many)</text:span></text:span></text:p>
      <text:p text:style-name="P10"><text:span text:style-name="Source_20_Text"><text:span text:style-name="T2">Orders (1) ───&lt; Order_Items (many)</text:span></text:span></text:p>
      <text:p text:style-name="P10"><text:span text:style-name="Source_20_Text"><text:span text:style-name="T2">Products (1) ───&lt; Order_Items (many)</text:span></text:span></text:p>
      <text:p text:style-name="P10"><text:span text:style-name="Source_20_Text"><text:span text:style-name="T2">Users (1) ───&lt; Reviews (many)</text:span></text:span></text:p>
      <text:p text:style-name="P10"><text:span text:style-name="Source_20_Text"><text:span text:style-name="T2">Products (1) ───&lt; Reviews (many)</text:span></text:span></text:p>
      <text:p text:style-name="P11"><text:span text:style-name="Source_20_Text"><text:span text:style-name="T2">Products (many) ─── Categories (1)</text:span></text:span></text:p>
      <text:h text:style-name="P5" text:outline-level="3">🛠️ Next Step Options:</text:h>
      <text:p text:style-name="P29">Would you like me to:</text:p>
      <text:list text:style-name="L32">
        <text:list-item>
          <text:p text:style-name="P25"><text:span text:style-name="T2">🎨 Create a </text:span><text:span text:style-name="Strong_20_Emphasis"><text:span text:style-name="T2">visual ER diagram</text:span></text:span><text:span text:style-name="T2"> for this?</text:span></text:p>
        </text:list-item>
        <text:list-item>
          <text:p text:style-name="P25"><text:span text:style-name="T2">✅ Provide </text:span><text:span text:style-name="Strong_20_Emphasis"><text:span text:style-name="T2">sample SQL insert statements</text:span></text:span><text:span text:style-name="T2">?</text:span></text:p>
        </text:list-item>
        <text:list-item>
          <text:p text:style-name="P25"><text:span text:style-name="T2">🧪 Help you create this schema in </text:span><text:span text:style-name="Strong_20_Emphasis"><text:span text:style-name="T2">SQLite or PostgreSQL locally</text:span></text:span><text:span text:style-name="T2">?</text:span></text:p>
        </text:list-item>
        <text:list-item>
          <text:p text:style-name="P25"><text:span text:style-name="T2">🚀 Set up this database via </text:span><text:span text:style-name="Strong_20_Emphasis"><text:span text:style-name="T2">Python (SQLAlchemy or Django ORM)?</text:span></text:span></text:p>
        </text:list-item>
      </text:list>
      <text:p text:style-name="P15"/>
      <text:p text:style-name="P15"/>
      <text:p text:style-name="P15"/>
      <text:h text:style-name="P1" text:outline-level="2"><text:span text:style-name="T2">✅ Step C.1: </text:span><text:span text:style-name="Strong_20_Emphasis"><text:span text:style-name="T2">Visual ER Diagram for Jai</text:span></text:span></text:h>
      <text:p text:style-name="Text_20_body"><text:span text:style-name="T2">Here’s a visual representation of the </text:span><text:span text:style-name="Strong_20_Emphasis"><text:span text:style-name="T2">Entity-Relationship (ER) Diagram</text:span></text:span><text:span text:style-name="T2"> for your Jai marketplace:</text:span></text:p>
      <text:p text:style-name="P12"><text:soft-page-break/>scss</text:p>
      <text:p text:style-name="P12">CopyEdit</text:p>
      <text:p text:style-name="P8"><text:span text:style-name="Source_20_Text"><text:span text:style-name="T2">[Users]</text:span></text:span></text:p>
      <text:p text:style-name="P10"><text:span text:style-name="Source_20_Text"><text:span text:style-name="T2"><text:s/>├── user_id (PK)</text:span></text:span></text:p>
      <text:p text:style-name="P10"><text:span text:style-name="Source_20_Text"><text:span text:style-name="T2"><text:s/>├── name</text:span></text:span></text:p>
      <text:p text:style-name="P10"><text:span text:style-name="Source_20_Text"><text:span text:style-name="T2"><text:s/>├── email</text:span></text:span></text:p>
      <text:p text:style-name="P10"><text:span text:style-name="Source_20_Text"><text:span text:style-name="T2"><text:s/>├── password_hash</text:span></text:span></text:p>
      <text:p text:style-name="P10"><text:span text:style-name="Source_20_Text"><text:span text:style-name="T2"><text:s/>└── role ('buyer', 'seller', 'admin')</text:span></text:span></text:p>
      <text:p text:style-name="P13"/>
      <text:p text:style-name="P10"><text:span text:style-name="Source_20_Text"><text:span text:style-name="T2"><text:s text:c="3"/>▲ <text:s text:c="14"/>▲ <text:s text:c="19"/>▲</text:span></text:span></text:p>
      <text:p text:style-name="P10"><text:span text:style-name="Source_20_Text"><text:span text:style-name="T2"><text:s text:c="3"/>│ <text:s text:c="14"/>│ <text:s text:c="19"/>│</text:span></text:span></text:p>
      <text:p text:style-name="P10"><text:span text:style-name="Source_20_Text"><text:span text:style-name="T2"><text:s text:c="3"/>│ <text:s text:c="14"/>│ <text:s text:c="19"/>│</text:span></text:span></text:p>
      <text:p text:style-name="P10"><text:span text:style-name="Source_20_Text"><text:span text:style-name="T2"><text:s text:c="3"/>│ <text:s text:c="14"/>└────┬────────────┐ <text:s/>│</text:span></text:span></text:p>
      <text:p text:style-name="P10"><text:span text:style-name="Source_20_Text"><text:span text:style-name="T2"><text:s text:c="3"/>│ <text:s text:c="19"/>│ <text:s text:c="11"/>│ <text:s/>│</text:span></text:span></text:p>
      <text:p text:style-name="P10"><text:span text:style-name="Source_20_Text"><text:span text:style-name="T2">[Orders] <text:s text:c="9"/>[Products] <text:s text:c="4"/>[Reviews]</text:span></text:span></text:p>
      <text:p text:style-name="P10"><text:span text:style-name="Source_20_Text"><text:span text:style-name="T2"><text:s/>├── order_id (PK) ├── product_id (PK) ├── review_id (PK)</text:span></text:span></text:p>
      <text:p text:style-name="P10"><text:span text:style-name="Source_20_Text"><text:span text:style-name="T2"><text:s/>├── buyer_id (FK) ├── seller_id (FK) ├── product_id (FK)</text:span></text:span></text:p>
      <text:p text:style-name="P10"><text:span text:style-name="Source_20_Text"><text:span text:style-name="T2"><text:s/>└── ... <text:s text:c="10"/>└── category_id (FK) ├── buyer_id (FK)</text:span></text:span></text:p>
      <text:p text:style-name="P13"/>
      <text:p text:style-name="P10"><text:span text:style-name="Source_20_Text"><text:span text:style-name="T2"><text:s text:c="32"/>│</text:span></text:span></text:p>
      <text:p text:style-name="P10"><text:span text:style-name="Source_20_Text"><text:span text:style-name="T2"><text:s text:c="32"/>▼</text:span></text:span></text:p>
      <text:p text:style-name="P10"><text:span text:style-name="Source_20_Text"><text:span text:style-name="T2"><text:s text:c="26"/>[Categories]</text:span></text:span></text:p>
      <text:p text:style-name="P10"><text:span text:style-name="Source_20_Text"><text:span text:style-name="T2"><text:s text:c="28"/>├── category_id (PK)</text:span></text:span></text:p>
      <text:p text:style-name="P10"><text:span text:style-name="Source_20_Text"><text:span text:style-name="T2"><text:s text:c="28"/>└── name</text:span></text:span></text:p>
      <text:p text:style-name="P13"/>
      <text:p text:style-name="P10"><text:span text:style-name="Source_20_Text"><text:span text:style-name="T2">[Order_Items]</text:span></text:span></text:p>
      <text:p text:style-name="P10"><text:span text:style-name="Source_20_Text"><text:span text:style-name="T2"><text:s/>├── order_item_id (PK)</text:span></text:span></text:p>
      <text:p text:style-name="P10"><text:span text:style-name="Source_20_Text"><text:span text:style-name="T2"><text:s/>├── order_id (FK)</text:span></text:span></text:p>
      <text:p text:style-name="P10"><text:span text:style-name="Source_20_Text"><text:span text:style-name="T2"><text:s/>├── product_id (FK)</text:span></text:span></text:p>
      <text:p text:style-name="P11"><text:span text:style-name="Source_20_Text"><text:span text:style-name="T2"><text:s/>└── quantity, price</text:span></text:span></text:p>
      <text:p text:style-name="P7"/>
      <text:h text:style-name="Heading_20_2" text:outline-level="2"><text:span text:style-name="T2">✅ Step C.2: </text:span><text:span text:style-name="Strong_20_Emphasis"><text:span text:style-name="T2">SQL Insert Example (Sample Data)</text:span></text:span></text:h>
      <text:p text:style-name="P29">Here’s a quick example of inserting basic data:</text:p>
      <text:p text:style-name="P12">sql</text:p>
      <text:p text:style-name="P12">CopyEdit</text:p>
      <text:p text:style-name="P8"><text:span text:style-name="Source_20_Text"><text:span text:style-name="T2">-- Sample categories</text:span></text:span></text:p>
      <text:p text:style-name="P10"><text:soft-page-break/><text:span text:style-name="Source_20_Text"><text:span text:style-name="T2">INSERT INTO categories (name) VALUES ('Jewelry'), ('Clothing'), ('Plants'), ('Digital Downloads');</text:span></text:span></text:p>
      <text:p text:style-name="P13"/>
      <text:p text:style-name="P10"><text:span text:style-name="Source_20_Text"><text:span text:style-name="T2">-- Create a seller</text:span></text:span></text:p>
      <text:p text:style-name="P10"><text:span text:style-name="Source_20_Text"><text:span text:style-name="T2">INSERT INTO users (name, email, password_hash, role) </text:span></text:span></text:p>
      <text:p text:style-name="P10"><text:span text:style-name="Source_20_Text"><text:span text:style-name="T2">VALUES ('Alice Seller', 'alice@example.com', 'hashed_password1', 'seller');</text:span></text:span></text:p>
      <text:p text:style-name="P13"/>
      <text:p text:style-name="P10"><text:span text:style-name="Source_20_Text"><text:span text:style-name="T2">-- Create a buyer</text:span></text:span></text:p>
      <text:p text:style-name="P10"><text:span text:style-name="Source_20_Text"><text:span text:style-name="T2">INSERT INTO users (name, email, password_hash, role) </text:span></text:span></text:p>
      <text:p text:style-name="P10"><text:span text:style-name="Source_20_Text"><text:span text:style-name="T2">VALUES ('Bob Buyer', 'bob@example.com', 'hashed_password2', 'buyer');</text:span></text:span></text:p>
      <text:p text:style-name="P13"/>
      <text:p text:style-name="P10"><text:span text:style-name="Source_20_Text"><text:span text:style-name="T2">-- Add a product by seller</text:span></text:span></text:p>
      <text:p text:style-name="P10"><text:span text:style-name="Source_20_Text"><text:span text:style-name="T2">INSERT INTO products (seller_id, name, description, price, stock_quantity, category_id, image_url)</text:span></text:span></text:p>
      <text:p text:style-name="P11"><text:span text:style-name="Source_20_Text"><text:span text:style-name="T2">VALUES (1, 'Handmade Bracelet', 'Beaded bracelet with custom design.', 25.00, 10, 1, 'http://image.url');</text:span></text:span></text:p>
      <text:p text:style-name="P7"/>
      <text:h text:style-name="P2" text:outline-level="2">✅ Step C.3: Do You Want to Build the DB Now?</text:h>
      <text:p text:style-name="P29">We can now:</text:p>
      <text:list text:style-name="L33">
        <text:list-item>
          <text:p text:style-name="P26"><text:span text:style-name="T2">🔹 Create this schema in </text:span><text:span text:style-name="Strong_20_Emphasis"><text:span text:style-name="T2">SQLite</text:span></text:span><text:span text:style-name="T2"> or </text:span><text:span text:style-name="Strong_20_Emphasis"><text:span text:style-name="T2">PostgreSQL</text:span></text:span><text:span text:style-name="T2"> (on your machine)</text:span></text:p>
        </text:list-item>
        <text:list-item>
          <text:p text:style-name="P26"><text:span text:style-name="T2">🔹 Or build it using </text:span><text:span text:style-name="Strong_20_Emphasis"><text:span text:style-name="T2">Python (SQLAlchemy or Django ORM)</text:span></text:span></text:p>
        </text:list-item>
      </text:list>
      <text:h text:style-name="P4" text:outline-level="3">🔧 Choose one of these:</text:h>
      <text:list text:style-name="L34">
        <text:list-item>
          <text:p text:style-name="P27"><text:span text:style-name="Strong_20_Emphasis"><text:span text:style-name="T2">SQLite with Python script</text:span></text:span></text:p>
        </text:list-item>
        <text:list-item>
          <text:p text:style-name="P27"><text:span text:style-name="Strong_20_Emphasis"><text:span text:style-name="T2">PostgreSQL with pgAdmin or terminal</text:span></text:span></text:p>
        </text:list-item>
        <text:list-item>
          <text:p text:style-name="P27"><text:span text:style-name="Strong_20_Emphasis"><text:span text:style-name="T2">Django ORM model definitions</text:span></text:span></text:p>
        </text:list-item>
        <text:list-item>
          <text:p text:style-name="P27"><text:span text:style-name="Strong_20_Emphasis"><text:span text:style-name="T2">SQLAlchemy model (Python + Flask backend)</text:span></text:span></text:p>
        </text:list-item>
      </text:list>
      <text:h text:style-name="P3" text:outline-level="2">✅ Step-by-Step: Create SQLite DB for "Jai" in Python</text:h>
      <text:p text:style-name="Text_20_body"><text:span text:style-name="T2">We’ll do this in </text:span><text:span text:style-name="Strong_20_Emphasis"><text:span text:style-name="T2">3 quick steps</text:span></text:span><text:span text:style-name="T2">:</text:span></text:p>
      <text:p text:style-name="P7"/>
      <text:h text:style-name="Heading_20_3" text:outline-level="3"><text:soft-page-break/><text:span text:style-name="T2">🔹 </text:span><text:span text:style-name="Strong_20_Emphasis"><text:span text:style-name="T2">Step 1: Create a Python Script</text:span></text:span></text:h>
      <text:p text:style-name="Text_20_body"><text:span text:style-name="T2">Create a new file named </text:span><text:span text:style-name="Source_20_Text"><text:span text:style-name="T2">create_jai_db.py</text:span></text:span><text:span text:style-name="T2">.</text:span></text:p>
      <text:p text:style-name="P29">Paste the following code into it:</text:p>
      <text:p text:style-name="P12">python</text:p>
      <text:p text:style-name="P12">CopyEdit</text:p>
      <text:p text:style-name="P8"><text:span text:style-name="Source_20_Text"><text:span text:style-name="T2">import sqlite3</text:span></text:span></text:p>
      <text:p text:style-name="P13"/>
      <text:p text:style-name="P10"><text:span text:style-name="Source_20_Text"><text:span text:style-name="T2"># Connect to SQLite database (or create it)</text:span></text:span></text:p>
      <text:p text:style-name="P10"><text:span text:style-name="Source_20_Text"><text:span text:style-name="T2">conn = sqlite3.connect('jai_marketplace.db')</text:span></text:span></text:p>
      <text:p text:style-name="P10"><text:span text:style-name="Source_20_Text"><text:span text:style-name="T2">cursor = conn.cursor()</text:span></text:span></text:p>
      <text:p text:style-name="P13"/>
      <text:p text:style-name="P10"><text:span text:style-name="Source_20_Text"><text:span text:style-name="T2"># Create users table</text:span></text:span></text:p>
      <text:p text:style-name="P10"><text:span text:style-name="Source_20_Text"><text:span text:style-name="T2">cursor.execute('''</text:span></text:span></text:p>
      <text:p text:style-name="P10"><text:span text:style-name="Source_20_Text"><text:span text:style-name="T2">CREATE TABLE IF NOT EXISTS users (</text:span></text:span></text:p>
      <text:p text:style-name="P10"><text:span text:style-name="Source_20_Text"><text:span text:style-name="T2"><text:s text:c="4"/>user_id INTEGER PRIMARY KEY AUTOINCREMENT,</text:span></text:span></text:p>
      <text:p text:style-name="P10"><text:span text:style-name="Source_20_Text"><text:span text:style-name="T2"><text:s text:c="4"/>name TEXT,</text:span></text:span></text:p>
      <text:p text:style-name="P10"><text:span text:style-name="Source_20_Text"><text:span text:style-name="T2"><text:s text:c="4"/>email TEXT UNIQUE NOT NULL,</text:span></text:span></text:p>
      <text:p text:style-name="P10"><text:span text:style-name="Source_20_Text"><text:span text:style-name="T2"><text:s text:c="4"/>password_hash TEXT NOT NULL,</text:span></text:span></text:p>
      <text:p text:style-name="P10"><text:span text:style-name="Source_20_Text"><text:span text:style-name="T2"><text:s text:c="4"/>role TEXT CHECK(role IN ('buyer', 'seller', 'admin')),</text:span></text:span></text:p>
      <text:p text:style-name="P10"><text:span text:style-name="Source_20_Text"><text:span text:style-name="T2"><text:s text:c="4"/>created_at TIMESTAMP DEFAULT CURRENT_TIMESTAMP</text:span></text:span></text:p>
      <text:p text:style-name="P10"><text:span text:style-name="Source_20_Text"><text:span text:style-name="T2">);</text:span></text:span></text:p>
      <text:p text:style-name="P10"><text:span text:style-name="Source_20_Text"><text:span text:style-name="T2">''')</text:span></text:span></text:p>
      <text:p text:style-name="P13"/>
      <text:p text:style-name="P10"><text:span text:style-name="Source_20_Text"><text:span text:style-name="T2"># Create categories table</text:span></text:span></text:p>
      <text:p text:style-name="P10"><text:span text:style-name="Source_20_Text"><text:span text:style-name="T2">cursor.execute('''</text:span></text:span></text:p>
      <text:p text:style-name="P10"><text:span text:style-name="Source_20_Text"><text:span text:style-name="T2">CREATE TABLE IF NOT EXISTS categories (</text:span></text:span></text:p>
      <text:p text:style-name="P10"><text:span text:style-name="Source_20_Text"><text:span text:style-name="T2"><text:s text:c="4"/>category_id INTEGER PRIMARY KEY AUTOINCREMENT,</text:span></text:span></text:p>
      <text:p text:style-name="P10"><text:span text:style-name="Source_20_Text"><text:span text:style-name="T2"><text:s text:c="4"/>name TEXT UNIQUE NOT NULL</text:span></text:span></text:p>
      <text:p text:style-name="P10"><text:span text:style-name="Source_20_Text"><text:span text:style-name="T2">);</text:span></text:span></text:p>
      <text:p text:style-name="P10"><text:span text:style-name="Source_20_Text"><text:span text:style-name="T2">''')</text:span></text:span></text:p>
      <text:p text:style-name="P13"/>
      <text:p text:style-name="P10"><text:span text:style-name="Source_20_Text"><text:span text:style-name="T2"># Create products table</text:span></text:span></text:p>
      <text:p text:style-name="P10"><text:span text:style-name="Source_20_Text"><text:span text:style-name="T2">cursor.execute('''</text:span></text:span></text:p>
      <text:p text:style-name="P10"><text:span text:style-name="Source_20_Text"><text:span text:style-name="T2">CREATE TABLE IF NOT EXISTS products (</text:span></text:span></text:p>
      <text:p text:style-name="P10"><text:span text:style-name="Source_20_Text"><text:span text:style-name="T2"><text:s text:c="4"/>product_id INTEGER PRIMARY KEY AUTOINCREMENT,</text:span></text:span></text:p>
      <text:p text:style-name="P10"><text:span text:style-name="Source_20_Text"><text:span text:style-name="T2"><text:s text:c="4"/>seller_id INTEGER,</text:span></text:span></text:p>
      <text:p text:style-name="P10"><text:span text:style-name="Source_20_Text"><text:span text:style-name="T2"><text:s text:c="4"/>name TEXT NOT NULL,</text:span></text:span></text:p>
      <text:p text:style-name="P10"><text:span text:style-name="Source_20_Text"><text:span text:style-name="T2"><text:s text:c="4"/>description TEXT,</text:span></text:span></text:p>
      <text:p text:style-name="P10"><text:span text:style-name="Source_20_Text"><text:span text:style-name="T2"><text:s text:c="4"/>price REAL NOT NULL,</text:span></text:span></text:p>
      <text:p text:style-name="P10"><text:span text:style-name="Source_20_Text"><text:span text:style-name="T2"><text:s text:c="4"/>stock_quantity INTEGER DEFAULT 0,</text:span></text:span></text:p>
      <text:p text:style-name="P10"><text:soft-page-break/><text:span text:style-name="Source_20_Text"><text:span text:style-name="T2"><text:s text:c="4"/>category_id INTEGER,</text:span></text:span></text:p>
      <text:p text:style-name="P10"><text:span text:style-name="Source_20_Text"><text:span text:style-name="T2"><text:s text:c="4"/>image_url TEXT,</text:span></text:span></text:p>
      <text:p text:style-name="P10"><text:span text:style-name="Source_20_Text"><text:span text:style-name="T2"><text:s text:c="4"/>created_at TIMESTAMP DEFAULT CURRENT_TIMESTAMP,</text:span></text:span></text:p>
      <text:p text:style-name="P10"><text:span text:style-name="Source_20_Text"><text:span text:style-name="T2"><text:s text:c="4"/>FOREIGN KEY (seller_id) REFERENCES users(user_id),</text:span></text:span></text:p>
      <text:p text:style-name="P10"><text:span text:style-name="Source_20_Text"><text:span text:style-name="T2"><text:s text:c="4"/>FOREIGN KEY (category_id) REFERENCES categories(category_id)</text:span></text:span></text:p>
      <text:p text:style-name="P10"><text:span text:style-name="Source_20_Text"><text:span text:style-name="T2">);</text:span></text:span></text:p>
      <text:p text:style-name="P10"><text:span text:style-name="Source_20_Text"><text:span text:style-name="T2">''')</text:span></text:span></text:p>
      <text:p text:style-name="P13"/>
      <text:p text:style-name="P10"><text:span text:style-name="Source_20_Text"><text:span text:style-name="T2"># Create orders table</text:span></text:span></text:p>
      <text:p text:style-name="P10"><text:span text:style-name="Source_20_Text"><text:span text:style-name="T2">cursor.execute('''</text:span></text:span></text:p>
      <text:p text:style-name="P10"><text:span text:style-name="Source_20_Text"><text:span text:style-name="T2">CREATE TABLE IF NOT EXISTS orders (</text:span></text:span></text:p>
      <text:p text:style-name="P10"><text:span text:style-name="Source_20_Text"><text:span text:style-name="T2"><text:s text:c="4"/>order_id INTEGER PRIMARY KEY AUTOINCREMENT,</text:span></text:span></text:p>
      <text:p text:style-name="P10"><text:span text:style-name="Source_20_Text"><text:span text:style-name="T2"><text:s text:c="4"/>buyer_id INTEGER,</text:span></text:span></text:p>
      <text:p text:style-name="P10"><text:span text:style-name="Source_20_Text"><text:span text:style-name="T2"><text:s text:c="4"/>total_amount REAL,</text:span></text:span></text:p>
      <text:p text:style-name="P10"><text:span text:style-name="Source_20_Text"><text:span text:style-name="T2"><text:s text:c="4"/>status TEXT CHECK(status IN ('pending', 'shipped', 'delivered', 'cancelled')) DEFAULT 'pending',</text:span></text:span></text:p>
      <text:p text:style-name="P10"><text:span text:style-name="Source_20_Text"><text:span text:style-name="T2"><text:s text:c="4"/>created_at TIMESTAMP DEFAULT CURRENT_TIMESTAMP,</text:span></text:span></text:p>
      <text:p text:style-name="P10"><text:span text:style-name="Source_20_Text"><text:span text:style-name="T2"><text:s text:c="4"/>FOREIGN KEY (buyer_id) REFERENCES users(user_id)</text:span></text:span></text:p>
      <text:p text:style-name="P10"><text:span text:style-name="Source_20_Text"><text:span text:style-name="T2">);</text:span></text:span></text:p>
      <text:p text:style-name="P10"><text:span text:style-name="Source_20_Text"><text:span text:style-name="T2">''')</text:span></text:span></text:p>
      <text:p text:style-name="P13"/>
      <text:p text:style-name="P10"><text:span text:style-name="Source_20_Text"><text:span text:style-name="T2"># Create order_items table</text:span></text:span></text:p>
      <text:p text:style-name="P10"><text:span text:style-name="Source_20_Text"><text:span text:style-name="T2">cursor.execute('''</text:span></text:span></text:p>
      <text:p text:style-name="P10"><text:span text:style-name="Source_20_Text"><text:span text:style-name="T2">CREATE TABLE IF NOT EXISTS order_items (</text:span></text:span></text:p>
      <text:p text:style-name="P10"><text:span text:style-name="Source_20_Text"><text:span text:style-name="T2"><text:s text:c="4"/>order_item_id INTEGER PRIMARY KEY AUTOINCREMENT,</text:span></text:span></text:p>
      <text:p text:style-name="P10"><text:span text:style-name="Source_20_Text"><text:span text:style-name="T2"><text:s text:c="4"/>order_id INTEGER,</text:span></text:span></text:p>
      <text:p text:style-name="P10"><text:span text:style-name="Source_20_Text"><text:span text:style-name="T2"><text:s text:c="4"/>product_id INTEGER,</text:span></text:span></text:p>
      <text:p text:style-name="P10"><text:span text:style-name="Source_20_Text"><text:span text:style-name="T2"><text:s text:c="4"/>quantity INTEGER NOT NULL,</text:span></text:span></text:p>
      <text:p text:style-name="P10"><text:span text:style-name="Source_20_Text"><text:span text:style-name="T2"><text:s text:c="4"/>price REAL NOT NULL,</text:span></text:span></text:p>
      <text:p text:style-name="P10"><text:span text:style-name="Source_20_Text"><text:span text:style-name="T2"><text:s text:c="4"/>FOREIGN KEY (order_id) REFERENCES orders(order_id),</text:span></text:span></text:p>
      <text:p text:style-name="P10"><text:span text:style-name="Source_20_Text"><text:span text:style-name="T2"><text:s text:c="4"/>FOREIGN KEY (product_id) REFERENCES products(product_id)</text:span></text:span></text:p>
      <text:p text:style-name="P10"><text:span text:style-name="Source_20_Text"><text:span text:style-name="T2">);</text:span></text:span></text:p>
      <text:p text:style-name="P10"><text:span text:style-name="Source_20_Text"><text:span text:style-name="T2">''')</text:span></text:span></text:p>
      <text:p text:style-name="P13"/>
      <text:p text:style-name="P10"><text:span text:style-name="Source_20_Text"><text:span text:style-name="T2"># Create reviews table</text:span></text:span></text:p>
      <text:p text:style-name="P10"><text:span text:style-name="Source_20_Text"><text:span text:style-name="T2">cursor.execute('''</text:span></text:span></text:p>
      <text:p text:style-name="P10"><text:span text:style-name="Source_20_Text"><text:span text:style-name="T2">CREATE TABLE IF NOT EXISTS reviews (</text:span></text:span></text:p>
      <text:p text:style-name="P10"><text:soft-page-break/><text:span text:style-name="Source_20_Text"><text:span text:style-name="T2"><text:s text:c="4"/>review_id INTEGER PRIMARY KEY AUTOINCREMENT,</text:span></text:span></text:p>
      <text:p text:style-name="P10"><text:span text:style-name="Source_20_Text"><text:span text:style-name="T2"><text:s text:c="4"/>product_id INTEGER,</text:span></text:span></text:p>
      <text:p text:style-name="P10"><text:span text:style-name="Source_20_Text"><text:span text:style-name="T2"><text:s text:c="4"/>buyer_id INTEGER,</text:span></text:span></text:p>
      <text:p text:style-name="P10"><text:span text:style-name="Source_20_Text"><text:span text:style-name="T2"><text:s text:c="4"/>rating INTEGER CHECK(rating BETWEEN 1 AND 5),</text:span></text:span></text:p>
      <text:p text:style-name="P10"><text:span text:style-name="Source_20_Text"><text:span text:style-name="T2"><text:s text:c="4"/>comment TEXT,</text:span></text:span></text:p>
      <text:p text:style-name="P10"><text:span text:style-name="Source_20_Text"><text:span text:style-name="T2"><text:s text:c="4"/>created_at TIMESTAMP DEFAULT CURRENT_TIMESTAMP,</text:span></text:span></text:p>
      <text:p text:style-name="P10"><text:span text:style-name="Source_20_Text"><text:span text:style-name="T2"><text:s text:c="4"/>FOREIGN KEY (product_id) REFERENCES products(product_id),</text:span></text:span></text:p>
      <text:p text:style-name="P10"><text:span text:style-name="Source_20_Text"><text:span text:style-name="T2"><text:s text:c="4"/>FOREIGN KEY (buyer_id) REFERENCES users(user_id)</text:span></text:span></text:p>
      <text:p text:style-name="P10"><text:span text:style-name="Source_20_Text"><text:span text:style-name="T2">);</text:span></text:span></text:p>
      <text:p text:style-name="P10"><text:span text:style-name="Source_20_Text"><text:span text:style-name="T2">''')</text:span></text:span></text:p>
      <text:p text:style-name="P13"/>
      <text:p text:style-name="P10"><text:span text:style-name="Source_20_Text"><text:span text:style-name="T2"># Done!</text:span></text:span></text:p>
      <text:p text:style-name="P10"><text:span text:style-name="Source_20_Text"><text:span text:style-name="T2">conn.commit()</text:span></text:span></text:p>
      <text:p text:style-name="P10"><text:span text:style-name="Source_20_Text"><text:span text:style-name="T2">conn.close()</text:span></text:span></text:p>
      <text:p text:style-name="P13"/>
      <text:p text:style-name="P11"><text:span text:style-name="Source_20_Text"><text:span text:style-name="T2">print("✅ Jai marketplace database created successfully.")</text:span></text:span></text:p>
      <text:p text:style-name="P7"/>
      <text:h text:style-name="Heading_20_3" text:outline-level="3"><text:span text:style-name="T2">🔹 </text:span><text:span text:style-name="Strong_20_Emphasis"><text:span text:style-name="T2">Step 2: Run the Script</text:span></text:span></text:h>
      <text:p text:style-name="P29">Open your terminal and run:</text:p>
      <text:p text:style-name="P12">bash</text:p>
      <text:p text:style-name="P12">CopyEdit</text:p>
      <text:p text:style-name="P9"><text:span text:style-name="Source_20_Text"><text:span text:style-name="T2">python3 create_jai_db.py</text:span></text:span></text:p>
      <text:p text:style-name="P29">You should see:</text:p>
      <text:p text:style-name="P12">pgsql</text:p>
      <text:p text:style-name="P12">CopyEdit</text:p>
      <text:p text:style-name="P9"><text:span text:style-name="Source_20_Text"><text:span text:style-name="T2">✅ Jai marketplace database created successfully.</text:span></text:span></text:p>
      <text:p text:style-name="Text_20_body"><text:span text:style-name="T2">This creates a file named </text:span><text:span text:style-name="Source_20_Text"><text:span text:style-name="T2">jai_marketplace.db</text:span></text:span><text:span text:style-name="T2"> in your current directory with all tables.</text:span></text:p>
      <text:p text:style-name="P7"/>
      <text:h text:style-name="P4" text:outline-level="3">🔹 Step 3: Verify It (Optional)</text:h>
      <text:p text:style-name="P29">To verify the tables, run this in Python:</text:p>
      <text:p text:style-name="P12">python</text:p>
      <text:p text:style-name="P12"><text:soft-page-break/>CopyEdit</text:p>
      <text:p text:style-name="P8"><text:span text:style-name="Source_20_Text"><text:span text:style-name="T2">import sqlite3</text:span></text:span></text:p>
      <text:p text:style-name="P13"/>
      <text:p text:style-name="P10"><text:span text:style-name="Source_20_Text"><text:span text:style-name="T2">conn = sqlite3.connect('jai_marketplace.db')</text:span></text:span></text:p>
      <text:p text:style-name="P10"><text:span text:style-name="Source_20_Text"><text:span text:style-name="T2">cursor = conn.cursor()</text:span></text:span></text:p>
      <text:p text:style-name="P13"/>
      <text:p text:style-name="P10"><text:span text:style-name="Source_20_Text"><text:span text:style-name="T2">cursor.execute("SELECT name FROM sqlite_master WHERE type='table';")</text:span></text:span></text:p>
      <text:p text:style-name="P11"><text:span text:style-name="Source_20_Text"><text:span text:style-name="T2">print(cursor.fetchall())</text:span></text:span></text:p>
      <text:p text:style-name="P29">You should see all table names:</text:p>
      <text:p text:style-name="P12">css</text:p>
      <text:p text:style-name="P12">CopyEdit</text:p>
      <text:p text:style-name="P9"><text:span text:style-name="Source_20_Text"><text:span text:style-name="T2">[('users',), ('categories',), ('products',), ('orders',), ('order_items',), ('reviews',)]</text:span></text:span></text:p>
      <text:p text:style-name="P7"/>
      <text:h text:style-name="P4" text:outline-level="3">✅ Next Options:</text:h>
      <text:p text:style-name="P29">Would you like to:</text:p>
      <text:list text:style-name="L35">
        <text:list-item>
          <text:p text:style-name="P57">➕ Insert sample data?</text:p>
        </text:list-item>
        <text:list-item>
          <text:p text:style-name="P57">🛒 Build seller dashboard for managing products?</text:p>
        </text:list-item>
        <text:list-item>
          <text:p text:style-name="P57">📊 Add buyer functionality (cart, orders)?</text:p>
        </text:list-item>
        <text:list-item>
          <text:p text:style-name="P57">🔐 Build login system?</text:p>
        </text:list-item>
      </text:list>
      <text:p text:style-name="P15"/>
      <text:p text:style-name="P15"/>
      <text:h text:style-name="P3" text:outline-level="2">✅ Step-by-Step: Insert Sample Data into Jai Marketplace</text:h>
      <text:p text:style-name="Text_20_body"><text:span text:style-name="T2">You can either add this to your existing script </text:span><text:span text:style-name="Strong_20_Emphasis"><text:span text:style-name="T2">or</text:span></text:span><text:span text:style-name="T2"> create a new file named </text:span><text:span text:style-name="Source_20_Text"><text:span text:style-name="T2">insert_sample_data.py</text:span></text:span><text:span text:style-name="T2">.</text:span></text:p>
      <text:p text:style-name="P7"/>
      <text:h text:style-name="P4" text:outline-level="3">📝 Sample Data to Insert:</text:h>
      <text:list text:style-name="L36">
        <text:list-item>
          <text:p text:style-name="P28"><text:span text:style-name="Strong_20_Emphasis"><text:span text:style-name="T2">2 Users</text:span></text:span><text:span text:style-name="T2"> (1 seller, 1 buyer)</text:span></text:p>
        </text:list-item>
        <text:list-item>
          <text:p text:style-name="P28"><text:span text:style-name="Strong_20_Emphasis"><text:span text:style-name="T2">4 Categories</text:span></text:span></text:p>
        </text:list-item>
        <text:list-item>
          <text:p text:style-name="P28"><text:span text:style-name="Strong_20_Emphasis"><text:span text:style-name="T2">2 Products</text:span></text:span></text:p>
        </text:list-item>
        <text:list-item>
          <text:p text:style-name="P28"><text:soft-page-break/><text:span text:style-name="Strong_20_Emphasis"><text:span text:style-name="T2">1 Order</text:span></text:span></text:p>
        </text:list-item>
        <text:list-item>
          <text:p text:style-name="P28"><text:span text:style-name="Strong_20_Emphasis"><text:span text:style-name="T2">2 Order Items</text:span></text:span></text:p>
        </text:list-item>
        <text:list-item>
          <text:p text:style-name="P28"><text:span text:style-name="Strong_20_Emphasis"><text:span text:style-name="T2">1 Review</text:span></text:span></text:p>
        </text:list-item>
      </text:list>
      <text:p text:style-name="P7"/>
      <text:h text:style-name="Heading_20_3" text:outline-level="3"><text:span text:style-name="T2">📄 </text:span><text:span text:style-name="Source_20_Text"><text:span text:style-name="T2">insert_sample_data.py</text:span></text:span></text:h>
      <text:p text:style-name="P12">python</text:p>
      <text:p text:style-name="P12">CopyEdit</text:p>
      <text:p text:style-name="P8"><text:span text:style-name="Source_20_Text"><text:span text:style-name="T2">import sqlite3</text:span></text:span></text:p>
      <text:p text:style-name="P13"/>
      <text:p text:style-name="P10"><text:span text:style-name="Source_20_Text"><text:span text:style-name="T2"># Connect to existing database</text:span></text:span></text:p>
      <text:p text:style-name="P10"><text:span text:style-name="Source_20_Text"><text:span text:style-name="T2">conn = sqlite3.connect('jai_marketplace.db')</text:span></text:span></text:p>
      <text:p text:style-name="P10"><text:span text:style-name="Source_20_Text"><text:span text:style-name="T2">cursor = conn.cursor()</text:span></text:span></text:p>
      <text:p text:style-name="P13"/>
      <text:p text:style-name="P10"><text:span text:style-name="Source_20_Text"><text:span text:style-name="T2"># 1. Insert users (seller and buyer)</text:span></text:span></text:p>
      <text:p text:style-name="P10"><text:span text:style-name="Source_20_Text"><text:span text:style-name="T2">cursor.execute("INSERT INTO users (name, email, password_hash, role) VALUES (?, ?, ?, ?)",</text:span></text:span></text:p>
      <text:p text:style-name="P10"><text:span text:style-name="Source_20_Text"><text:span text:style-name="T2"><text:s text:c="15"/>('Alice Seller', 'alice@example.com', 'hashed_pw_123', 'seller'))</text:span></text:span></text:p>
      <text:p text:style-name="P13"/>
      <text:p text:style-name="P10"><text:span text:style-name="Source_20_Text"><text:span text:style-name="T2">cursor.execute("INSERT INTO users (name, email, password_hash, role) VALUES (?, ?, ?, ?)",</text:span></text:span></text:p>
      <text:p text:style-name="P10"><text:span text:style-name="Source_20_Text"><text:span text:style-name="T2"><text:s text:c="15"/>('Bob Buyer', 'bob@example.com', 'hashed_pw_456', 'buyer'))</text:span></text:span></text:p>
      <text:p text:style-name="P13"/>
      <text:p text:style-name="P10"><text:span text:style-name="Source_20_Text"><text:span text:style-name="T2"># 2. Insert product categories</text:span></text:span></text:p>
      <text:p text:style-name="P10"><text:span text:style-name="Source_20_Text"><text:span text:style-name="T2">categories = ['Jewelry', 'Clothing', 'Plants', 'Digital Downloads']</text:span></text:span></text:p>
      <text:p text:style-name="P10"><text:span text:style-name="Source_20_Text"><text:span text:style-name="T2">for cat in categories:</text:span></text:span></text:p>
      <text:p text:style-name="P10"><text:span text:style-name="Source_20_Text"><text:span text:style-name="T2"><text:s text:c="4"/>cursor.execute("INSERT INTO categories (name) VALUES (?)", (cat,))</text:span></text:span></text:p>
      <text:p text:style-name="P13"/>
      <text:p text:style-name="P10"><text:span text:style-name="Source_20_Text"><text:span text:style-name="T2"># 3. Insert products by Alice (seller_id = 1)</text:span></text:span></text:p>
      <text:p text:style-name="P10"><text:span text:style-name="Source_20_Text"><text:span text:style-name="T2">cursor.execute('''</text:span></text:span></text:p>
      <text:p text:style-name="P10"><text:span text:style-name="Source_20_Text"><text:span text:style-name="T2">INSERT INTO products (seller_id, name, description, price, stock_quantity, category_id, image_url)</text:span></text:span></text:p>
      <text:p text:style-name="P10"><text:span text:style-name="Source_20_Text"><text:span text:style-name="T2">VALUES (?, ?, ?, ?, ?, ?, ?)</text:span></text:span></text:p>
      <text:p text:style-name="P10"><text:span text:style-name="Source_20_Text"><text:span text:style-name="T2">''', (1, 'Handmade Necklace', 'Beautiful beaded necklace.', 30.0, 5, 1, 'http://image.url/necklace.jpg'))</text:span></text:span></text:p>
      <text:p text:style-name="P13"><text:soft-page-break/></text:p>
      <text:p text:style-name="P10"><text:span text:style-name="Source_20_Text"><text:span text:style-name="T2">cursor.execute('''</text:span></text:span></text:p>
      <text:p text:style-name="P10"><text:span text:style-name="Source_20_Text"><text:span text:style-name="T2">INSERT INTO products (seller_id, name, description, price, stock_quantity, category_id, image_url)</text:span></text:span></text:p>
      <text:p text:style-name="P10"><text:span text:style-name="Source_20_Text"><text:span text:style-name="T2">VALUES (?, ?, ?, ?, ?, ?, ?)</text:span></text:span></text:p>
      <text:p text:style-name="P10"><text:span text:style-name="Source_20_Text"><text:span text:style-name="T2">''', (1, 'Macrame Plant Hanger', 'Perfect for indoor plants.', 20.0, 3, 3, 'http://image.url/hanger.jpg'))</text:span></text:span></text:p>
      <text:p text:style-name="P13"/>
      <text:p text:style-name="P10"><text:span text:style-name="Source_20_Text"><text:span text:style-name="T2"># 4. Insert an order by Bob (buyer_id = 2)</text:span></text:span></text:p>
      <text:p text:style-name="P10"><text:span text:style-name="Source_20_Text"><text:span text:style-name="T2">cursor.execute('''</text:span></text:span></text:p>
      <text:p text:style-name="P10"><text:span text:style-name="Source_20_Text"><text:span text:style-name="T2">INSERT INTO orders (buyer_id, total_amount, status)</text:span></text:span></text:p>
      <text:p text:style-name="P10"><text:span text:style-name="Source_20_Text"><text:span text:style-name="T2">VALUES (?, ?, ?)</text:span></text:span></text:p>
      <text:p text:style-name="P10"><text:span text:style-name="Source_20_Text"><text:span text:style-name="T2">''', (2, 50.0, 'pending'))</text:span></text:span></text:p>
      <text:p text:style-name="P13"/>
      <text:p text:style-name="P10"><text:span text:style-name="Source_20_Text"><text:span text:style-name="T2"># 5. Insert order items</text:span></text:span></text:p>
      <text:p text:style-name="P10"><text:span text:style-name="Source_20_Text"><text:span text:style-name="T2">cursor.execute('''</text:span></text:span></text:p>
      <text:p text:style-name="P10"><text:span text:style-name="Source_20_Text"><text:span text:style-name="T2">INSERT INTO order_items (order_id, product_id, quantity, price)</text:span></text:span></text:p>
      <text:p text:style-name="P10"><text:span text:style-name="Source_20_Text"><text:span text:style-name="T2">VALUES (?, ?, ?, ?)</text:span></text:span></text:p>
      <text:p text:style-name="P10"><text:span text:style-name="Source_20_Text"><text:span text:style-name="T2">''', (1, 1, 1, 30.0))</text:span></text:span></text:p>
      <text:p text:style-name="P13"/>
      <text:p text:style-name="P10"><text:span text:style-name="Source_20_Text"><text:span text:style-name="T2">cursor.execute('''</text:span></text:span></text:p>
      <text:p text:style-name="P10"><text:span text:style-name="Source_20_Text"><text:span text:style-name="T2">INSERT INTO order_items (order_id, product_id, quantity, price)</text:span></text:span></text:p>
      <text:p text:style-name="P10"><text:span text:style-name="Source_20_Text"><text:span text:style-name="T2">VALUES (?, ?, ?, ?)</text:span></text:span></text:p>
      <text:p text:style-name="P10"><text:span text:style-name="Source_20_Text"><text:span text:style-name="T2">''', (1, 2, 1, 20.0))</text:span></text:span></text:p>
      <text:p text:style-name="P13"/>
      <text:p text:style-name="P10"><text:span text:style-name="Source_20_Text"><text:span text:style-name="T2"># 6. Insert a product review by Bob</text:span></text:span></text:p>
      <text:p text:style-name="P10"><text:span text:style-name="Source_20_Text"><text:span text:style-name="T2">cursor.execute('''</text:span></text:span></text:p>
      <text:p text:style-name="P10"><text:span text:style-name="Source_20_Text"><text:span text:style-name="T2">INSERT INTO reviews (product_id, buyer_id, rating, comment)</text:span></text:span></text:p>
      <text:p text:style-name="P10"><text:span text:style-name="Source_20_Text"><text:span text:style-name="T2">VALUES (?, ?, ?, ?)</text:span></text:span></text:p>
      <text:p text:style-name="P10"><text:span text:style-name="Source_20_Text"><text:span text:style-name="T2">''', (1, 2, 5, 'Loved the necklace! Great quality and fast delivery.'))</text:span></text:span></text:p>
      <text:p text:style-name="P13"/>
      <text:p text:style-name="P10"><text:span text:style-name="Source_20_Text"><text:span text:style-name="T2"># Save changes</text:span></text:span></text:p>
      <text:p text:style-name="P10"><text:span text:style-name="Source_20_Text"><text:span text:style-name="T2">conn.commit()</text:span></text:span></text:p>
      <text:p text:style-name="P10"><text:span text:style-name="Source_20_Text"><text:span text:style-name="T2">conn.close()</text:span></text:span></text:p>
      <text:p text:style-name="P13"/>
      <text:p text:style-name="P11"><text:span text:style-name="Source_20_Text"><text:span text:style-name="T2">print("✅ Sample data inserted into Jai Marketplace.")</text:span></text:span></text:p>
      <text:p text:style-name="P7"><text:soft-page-break/></text:p>
      <text:h text:style-name="P4" text:outline-level="3">▶️ To Run the Script</text:h>
      <text:p text:style-name="P12">bash</text:p>
      <text:p text:style-name="P12">CopyEdit</text:p>
      <text:p text:style-name="P9"><text:span text:style-name="Source_20_Text"><text:span text:style-name="T2">python3 insert_sample_data.py</text:span></text:span></text:p>
      <text:p text:style-name="P29">You’ll see:</text:p>
      <text:p text:style-name="P12">csharp</text:p>
      <text:p text:style-name="P12">CopyEdit</text:p>
      <text:p text:style-name="P9"><text:span text:style-name="Source_20_Text"><text:span text:style-name="T2">✅ Sample data inserted into Jai Marketplace.</text:span></text:span></text:p>
      <text:p text:style-name="P7"/>
      <text:h text:style-name="P4" text:outline-level="3">✅ Next Steps (Your Choice):</text:h>
      <text:p text:style-name="P29">Would you like to:</text:p>
      <text:list text:style-name="L37">
        <text:list-item>
          <text:p text:style-name="P58">🔍 Query and display data using Python? (like show all products or orders)</text:p>
        </text:list-item>
        <text:list-item>
          <text:p text:style-name="P58">🔐 Add user login and password check?</text:p>
        </text:list-item>
        <text:list-item>
          <text:p text:style-name="P58">🛒 Build cart functionality?</text:p>
        </text:list-item>
        <text:list-item>
          <text:p text:style-name="P58">💻 Start building a web front-end (Flask, Django, or HTML)?</text:p>
        </text:list-item>
      </text:list>
      <text:p text:style-name="P15"/>
      <text:p text:style-name="P15"/>
      <text:h text:style-name="P3" text:outline-level="2">🔍 Step D: <text:span text:style-name="Strong_20_Emphasis">Query and Display Data Using Python</text:span></text:h>
      <text:p text:style-name="Text_20_body">We’ll write a simple script to <text:span text:style-name="Strong_20_Emphasis">query and print data</text:span> from your SQLite database, such as:</text:p>
      <text:list text:style-name="L38">
        <text:list-item>
          <text:p text:style-name="P59">✅ All users</text:p>
        </text:list-item>
        <text:list-item>
          <text:p text:style-name="P59">✅ All products</text:p>
        </text:list-item>
        <text:list-item>
          <text:p text:style-name="P59">✅ All orders</text:p>
        </text:list-item>
        <text:list-item>
          <text:p text:style-name="P59">✅ All reviews</text:p>
        </text:list-item>
      </text:list>
      <text:p text:style-name="Horizontal_20_Line"/>
      <text:h text:style-name="Heading_20_3" text:outline-level="3">📄 Create a new file: <text:span text:style-name="Source_20_Text">view_data.py</text:span></text:h>
      <text:p text:style-name="Preformatted_20_Text">python</text:p>
      <text:p text:style-name="Preformatted_20_Text">CopyEdit</text:p>
      <text:p text:style-name="P8"><text:span text:style-name="Source_20_Text">import sqlite3</text:span></text:p>
      <text:p text:style-name="P10"/>
      <text:p text:style-name="P10"><text:span text:style-name="Source_20_Text"># Connect to the database</text:span></text:p>
      <text:p text:style-name="P10"><text:soft-page-break/><text:span text:style-name="Source_20_Text">conn = sqlite3.connect('jai_marketplace.db')</text:span></text:p>
      <text:p text:style-name="P10"><text:span text:style-name="Source_20_Text">cursor = conn.cursor()</text:span></text:p>
      <text:p text:style-name="P10"/>
      <text:p text:style-name="P10"><text:span text:style-name="Source_20_Text"># 1. View all users</text:span></text:p>
      <text:p text:style-name="P10"><text:span text:style-name="Source_20_Text">print("\n🧑 USERS")</text:span></text:p>
      <text:p text:style-name="P10"><text:span text:style-name="Source_20_Text">cursor.execute("SELECT user_id, name, email, role FROM users")</text:span></text:p>
      <text:p text:style-name="P10"><text:span text:style-name="Source_20_Text">for row in cursor.fetchall():</text:span></text:p>
      <text:p text:style-name="P10"><text:span text:style-name="Source_20_Text"><text:s text:c="4"/>print(row)</text:span></text:p>
      <text:p text:style-name="P10"/>
      <text:p text:style-name="P10"><text:span text:style-name="Source_20_Text"># 2. View all categories</text:span></text:p>
      <text:p text:style-name="P10"><text:span text:style-name="Source_20_Text">print("\n📦 CATEGORIES")</text:span></text:p>
      <text:p text:style-name="P10"><text:span text:style-name="Source_20_Text">cursor.execute("SELECT * FROM categories")</text:span></text:p>
      <text:p text:style-name="P10"><text:span text:style-name="Source_20_Text">for row in cursor.fetchall():</text:span></text:p>
      <text:p text:style-name="P10"><text:span text:style-name="Source_20_Text"><text:s text:c="4"/>print(row)</text:span></text:p>
      <text:p text:style-name="P10"/>
      <text:p text:style-name="P10"><text:span text:style-name="Source_20_Text"># 3. View all products</text:span></text:p>
      <text:p text:style-name="P10"><text:span text:style-name="Source_20_Text">print("\n🛍️ PRODUCTS")</text:span></text:p>
      <text:p text:style-name="P10"><text:span text:style-name="Source_20_Text">cursor.execute('''</text:span></text:p>
      <text:p text:style-name="P10"><text:span text:style-name="Source_20_Text">SELECT products.product_id, products.name, price, stock_quantity, users.name AS seller, categories.name AS category</text:span></text:p>
      <text:p text:style-name="P10"><text:span text:style-name="Source_20_Text">FROM products</text:span></text:p>
      <text:p text:style-name="P10"><text:span text:style-name="Source_20_Text">JOIN users ON products.seller_id = users.user_id</text:span></text:p>
      <text:p text:style-name="P10"><text:span text:style-name="Source_20_Text">JOIN categories ON products.category_id = categories.category_id</text:span></text:p>
      <text:p text:style-name="P10"><text:span text:style-name="Source_20_Text">''')</text:span></text:p>
      <text:p text:style-name="P10"><text:span text:style-name="Source_20_Text">for row in cursor.fetchall():</text:span></text:p>
      <text:p text:style-name="P10"><text:span text:style-name="Source_20_Text"><text:s text:c="4"/>print(row)</text:span></text:p>
      <text:p text:style-name="P10"/>
      <text:p text:style-name="P10"><text:span text:style-name="Source_20_Text"># 4. View all orders</text:span></text:p>
      <text:p text:style-name="P10"><text:span text:style-name="Source_20_Text">print("\n🧾 ORDERS")</text:span></text:p>
      <text:p text:style-name="P10"><text:span text:style-name="Source_20_Text">cursor.execute('''</text:span></text:p>
      <text:p text:style-name="P10"><text:span text:style-name="Source_20_Text">SELECT orders.order_id, users.name AS buyer, total_amount, status</text:span></text:p>
      <text:p text:style-name="P10"><text:span text:style-name="Source_20_Text">FROM orders</text:span></text:p>
      <text:p text:style-name="P10"><text:span text:style-name="Source_20_Text">JOIN users ON orders.buyer_id = users.user_id</text:span></text:p>
      <text:p text:style-name="P10"><text:span text:style-name="Source_20_Text">''')</text:span></text:p>
      <text:p text:style-name="P10"><text:span text:style-name="Source_20_Text">for row in cursor.fetchall():</text:span></text:p>
      <text:p text:style-name="P10"><text:span text:style-name="Source_20_Text"><text:s text:c="4"/>print(row)</text:span></text:p>
      <text:p text:style-name="P10"/>
      <text:p text:style-name="P10"><text:span text:style-name="Source_20_Text"># 5. View all reviews</text:span></text:p>
      <text:p text:style-name="P10"><text:span text:style-name="Source_20_Text">print("\n🌟 REVIEWS")</text:span></text:p>
      <text:p text:style-name="P10"><text:span text:style-name="Source_20_Text">cursor.execute('''</text:span></text:p>
      <text:p text:style-name="P10"><text:span text:style-name="Source_20_Text">SELECT reviews.review_id, users.name AS buyer, products.name AS product, rating, comment</text:span></text:p>
      <text:p text:style-name="P10"><text:span text:style-name="Source_20_Text">FROM reviews</text:span></text:p>
      <text:p text:style-name="P10"><text:span text:style-name="Source_20_Text">JOIN users ON reviews.buyer_id = users.user_id</text:span></text:p>
      <text:p text:style-name="P10"><text:span text:style-name="Source_20_Text">JOIN products ON reviews.product_id = products.product_id</text:span></text:p>
      <text:p text:style-name="P10"><text:span text:style-name="Source_20_Text">''')</text:span></text:p>
      <text:p text:style-name="P10"><text:span text:style-name="Source_20_Text">for row in cursor.fetchall():</text:span></text:p>
      <text:p text:style-name="P10"><text:span text:style-name="Source_20_Text"><text:s text:c="4"/>print(row)</text:span></text:p>
      <text:p text:style-name="P10"/>
      <text:p text:style-name="P11"><text:span text:style-name="Source_20_Text">conn.close()</text:span></text:p>
      <text:p text:style-name="Horizontal_20_Line"/>
      <text:h text:style-name="Heading_20_3" text:outline-level="3">▶️ Run It:</text:h>
      <text:p text:style-name="Preformatted_20_Text">bash</text:p>
      <text:p text:style-name="Preformatted_20_Text">CopyEdit</text:p>
      <text:p text:style-name="P9"><text:span text:style-name="Source_20_Text">python3 view_data.py</text:span></text:p>
      <text:p text:style-name="Text_20_body">You’ll get output like:</text:p>
      <text:p text:style-name="Preformatted_20_Text">objectivec</text:p>
      <text:p text:style-name="Preformatted_20_Text">CopyEdit</text:p>
      <text:p text:style-name="P8"><text:soft-page-break/><text:span text:style-name="Source_20_Text">🧑 USERS</text:span></text:p>
      <text:p text:style-name="P10"><text:span text:style-name="Source_20_Text">(1, 'Alice Seller', 'alice@example.com', 'seller')</text:span></text:p>
      <text:p text:style-name="P10"><text:span text:style-name="Source_20_Text">(2, 'Bob Buyer', 'bob@example.com', 'buyer')</text:span></text:p>
      <text:p text:style-name="P10"/>
      <text:p text:style-name="P10"><text:span text:style-name="Source_20_Text"> CATEGORIES</text:span></text:p>
      <text:p text:style-name="P10"><text:span text:style-name="Source_20_Text">(1, 'Jewelry')</text:span></text:p>
      <text:p text:style-name="P10"><text:span text:style-name="Source_20_Text">(2, 'Clothing')</text:span></text:p>
      <text:p text:style-name="P10"><text:span text:style-name="Source_20_Text">...</text:span></text:p>
      <text:p text:style-name="P10"/>
      <text:p text:style-name="P10"><text:span text:style-name="Source_20_Text">️ PRODUCTS</text:span></text:p>
      <text:p text:style-name="P10"><text:span text:style-name="Source_20_Text">(1, 'Handmade Necklace', 30.0, 5, 'Alice Seller', 'Jewelry')</text:span></text:p>
      <text:p text:style-name="P10"><text:span text:style-name="Source_20_Text">...</text:span></text:p>
      <text:p text:style-name="P10"/>
      <text:p text:style-name="P10"><text:span text:style-name="Source_20_Text">茶 ORDERS</text:span></text:p>
      <text:p text:style-name="P10"><text:span text:style-name="Source_20_Text">(1, 'Bob Buyer', 50.0, 'pending')</text:span></text:p>
      <text:p text:style-name="P10"/>
      <text:p text:style-name="P10"><text:span text:style-name="Source_20_Text"> REVIEWS</text:span></text:p>
      <text:p text:style-name="P11"><text:span text:style-name="Source_20_Text">(1, 'Bob Buyer', 'Handmade Necklace', 5, 'Loved the necklace! Great quality and fast delivery.')</text:span></text:p>
      <text:p text:style-name="Horizontal_20_Line"/>
      <text:h text:style-name="Heading_20_3" text:outline-level="3">✅ Next Step Options:</text:h>
      <text:p text:style-name="Text_20_body">Would you like to:</text:p>
      <text:list text:style-name="L39">
        <text:list-item>
          <text:p text:style-name="P60">🔐 Build a <text:span text:style-name="Strong_20_Emphasis">basic login system</text:span> using Python and SQLite?</text:p>
        </text:list-item>
        <text:list-item>
          <text:p text:style-name="P60">🛍️ Create a <text:span text:style-name="Strong_20_Emphasis">text-based seller dashboard</text:span> to add/edit products?</text:p>
        </text:list-item>
        <text:list-item>
          <text:p text:style-name="P60">💻 Start building a <text:span text:style-name="Strong_20_Emphasis">Flask web app</text:span> for your marketplace?</text:p>
        </text:list-item>
        <text:list-item>
          <text:p text:style-name="P60">🧪 Let me help you test user inputs and data validations?</text:p>
        </text:list-item>
      </text:list>
      <text:p text:style-name="P15"/>
      <text:p text:style-name="P15"/>
      <text:h text:style-name="P3" text:outline-level="2">✅ Goal: Build a <text:span text:style-name="Strong_20_Emphasis">Login System</text:span> Using Python + SQLite</text:h>
      <text:p text:style-name="Text_20_body">We’ll create a basic <text:span text:style-name="Strong_20_Emphasis">CLI login system</text:span> that lets users log in with their email and password.</text:p>
      <text:p text:style-name="Horizontal_20_Line"/>
      <text:h text:style-name="Heading_20_2" text:outline-level="2">🔧 Step 1: Create a File <text:span text:style-name="Source_20_Text">login.py</text:span></text:h>
      <text:p text:style-name="Text_20_body">We'll start by checking if a user exists and their role (buyer, seller, admin).</text:p>
      <text:p text:style-name="Text_20_body">Paste this <text:span text:style-name="Strong_20_Emphasis">first block</text:span> only:</text:p>
      <text:p text:style-name="Preformatted_20_Text">python</text:p>
      <text:p text:style-name="Preformatted_20_Text">CopyEdit</text:p>
      <text:p text:style-name="P8"><text:span text:style-name="Source_20_Text">import sqlite3</text:span></text:p>
      <text:p text:style-name="P10"><text:span text:style-name="Source_20_Text">import getpass</text:span></text:p>
      <text:p text:style-name="P10"/>
      <text:p text:style-name="P10"><text:span text:style-name="Source_20_Text"># Connect to SQLite database</text:span></text:p>
      <text:p text:style-name="P10"><text:span text:style-name="Source_20_Text">conn = sqlite3.connect('jai_marketplace.db')</text:span></text:p>
      <text:p text:style-name="P10"><text:span text:style-name="Source_20_Text">cursor = conn.cursor()</text:span></text:p>
      <text:p text:style-name="P10"/>
      <text:p text:style-name="P10"><text:span text:style-name="Source_20_Text"># Prompt user for email and password</text:span></text:p>
      <text:p text:style-name="P10"><text:span text:style-name="Source_20_Text">email = input("Enter your email: ")</text:span></text:p>
      <text:p text:style-name="P11"><text:soft-page-break/><text:span text:style-name="Source_20_Text">password = getpass.getpass("Enter your password: ") <text:s/># hide password input</text:span></text:p>
      <text:p text:style-name="Horizontal_20_Line"/>
      <text:h text:style-name="Heading_20_3" text:outline-level="3">✅ Explanation:</text:h>
      <text:list text:style-name="L40">
        <text:list-item>
          <text:p text:style-name="P61"><text:span text:style-name="Source_20_Text">getpass.getpass()</text:span> hides the password when typing (more secure).</text:p>
        </text:list-item>
        <text:list-item>
          <text:p text:style-name="P61">We're preparing to <text:span text:style-name="Strong_20_Emphasis">look up the user</text:span> in the database next.</text:p>
        </text:list-item>
      </text:list>
      <text:p text:style-name="Text_20_body">✅ Let me know when you've pasted and run this block, and I’ll give you the <text:span text:style-name="Strong_20_Emphasis">next block</text:span> to check login credentials.</text:p>
      <text:p text:style-name="P15"/>
      <text:h text:style-name="P3" text:outline-level="2">🔧 Step 2: Check Email and Password Match</text:h>
      <text:p text:style-name="Text_20_body">Paste this code <text:span text:style-name="Strong_20_Emphasis">below your previous block</text:span>:</text:p>
      <text:p text:style-name="Preformatted_20_Text">python</text:p>
      <text:p text:style-name="Preformatted_20_Text">CopyEdit</text:p>
      <text:p text:style-name="P8"><text:span text:style-name="Source_20_Text"># Query the user by email</text:span></text:p>
      <text:p text:style-name="P10"><text:span text:style-name="Source_20_Text">cursor.execute("SELECT user_id, name, role, password_hash FROM users WHERE email = ?", (email,))</text:span></text:p>
      <text:p text:style-name="P10"><text:span text:style-name="Source_20_Text">user = cursor.fetchone()</text:span></text:p>
      <text:p text:style-name="P10"/>
      <text:p text:style-name="P10"><text:span text:style-name="Source_20_Text">if user:</text:span></text:p>
      <text:p text:style-name="P10"><text:span text:style-name="Source_20_Text"><text:s text:c="4"/>user_id, name, role, stored_password = user</text:span></text:p>
      <text:p text:style-name="P10"><text:span text:style-name="Source_20_Text"><text:s text:c="4"/>if password == stored_password:</text:span></text:p>
      <text:p text:style-name="P10"><text:span text:style-name="Source_20_Text"><text:s text:c="8"/>print(f"\n✅ Login successful! Welcome, {name} ({role}).")</text:span></text:p>
      <text:p text:style-name="P10"><text:span text:style-name="Source_20_Text"><text:s text:c="4"/>else:</text:span></text:p>
      <text:p text:style-name="P10"><text:span text:style-name="Source_20_Text"><text:s text:c="8"/>print("\n❌ Incorrect password.")</text:span></text:p>
      <text:p text:style-name="P10"><text:span text:style-name="Source_20_Text">else:</text:span></text:p>
      <text:p text:style-name="P11"><text:span text:style-name="Source_20_Text"><text:s text:c="4"/>print("\n❌ No user found with that email.")</text:span></text:p>
      <text:p text:style-name="Horizontal_20_Line"/>
      <text:h text:style-name="Heading_20_3" text:outline-level="3">✅ Explanation:</text:h>
      <text:list text:style-name="L41">
        <text:list-item>
          <text:p text:style-name="P62">It searches the <text:span text:style-name="Source_20_Text">users</text:span> table by email.</text:p>
        </text:list-item>
        <text:list-item>
          <text:p text:style-name="P62">If found, it checks if the typed password matches <text:span text:style-name="Source_20_Text">password_hash</text:span>.</text:p>
        </text:list-item>
        <text:list-item>
          <text:p text:style-name="P62">If matched → shows success with name and role.</text:p>
        </text:list-item>
        <text:list-item>
          <text:p text:style-name="P62">If not → shows error message.</text:p>
        </text:list-item>
      </text:list>
      <text:p text:style-name="Horizontal_20_Line"/>
      <text:h text:style-name="Heading_20_3" text:outline-level="3">🧪 To test it:</text:h>
      <text:p text:style-name="Text_20_body">Make sure you inserted a user like this earlier:</text:p>
      <text:p text:style-name="Preformatted_20_Text">python</text:p>
      <text:p text:style-name="Preformatted_20_Text">CopyEdit</text:p>
      <text:p text:style-name="P8"><text:span text:style-name="Source_20_Text">INSERT INTO users (name, email, password_hash, role) </text:span></text:p>
      <text:p text:style-name="P11"><text:span text:style-name="Source_20_Text">VALUES ('Alice Seller', 'alice@example.com', '12345', 'seller');</text:span></text:p>
      <text:p text:style-name="Text_20_body">Then try logging in with:</text:p>
      <text:list text:style-name="L42">
        <text:list-item>
          <text:p text:style-name="P63"><text:soft-page-break/>Email: <text:span text:style-name="Source_20_Text">alice@example.com</text:span></text:p>
        </text:list-item>
        <text:list-item>
          <text:p text:style-name="P63">Password: <text:span text:style-name="Source_20_Text">12345</text:span></text:p>
        </text:list-item>
      </text:list>
      <text:p text:style-name="Horizontal_20_Line"/>
      <text:h text:style-name="Heading_20_3" text:outline-level="3">🔐 In the next step, I can show you how to:</text:h>
      <text:list text:style-name="L43">
        <text:list-item>
          <text:p text:style-name="P64">🔒 Hash passwords properly using <text:span text:style-name="Source_20_Text">hashlib</text:span> or <text:span text:style-name="Source_20_Text">bcrypt</text:span></text:p>
        </text:list-item>
        <text:list-item>
          <text:p text:style-name="P64">🔁 Loop login attempts</text:p>
        </text:list-item>
        <text:list-item>
          <text:p text:style-name="P64">➕ Build a simple <text:span text:style-name="Strong_20_Emphasis">registration system</text:span></text:p>
        </text:list-item>
      </text:list>
      <text:p text:style-name="P15"/>
      <text:h text:style-name="P3" text:outline-level="2">✅ Step 3: Add Password Hashing (so we don’t store raw passwords)</text:h>
      <text:p text:style-name="Text_20_body">Right now, we’re storing passwords like <text:span text:style-name="Source_20_Text">"12345"</text:span> in plain text — that's not secure.</text:p>
      <text:p text:style-name="Text_20_body">We’ll now:</text:p>
      <text:list text:style-name="L44">
        <text:list-item>
          <text:p text:style-name="P65"><text:span text:style-name="Strong_20_Emphasis">Hash the password</text:span> when creating users.</text:p>
        </text:list-item>
        <text:list-item>
          <text:p text:style-name="P65"><text:span text:style-name="Strong_20_Emphasis">Verify hash</text:span> during login.</text:p>
        </text:list-item>
      </text:list>
      <text:p text:style-name="Horizontal_20_Line"/>
      <text:h text:style-name="Heading_20_2" text:outline-level="2">🛠 Required Module: <text:span text:style-name="Source_20_Text">hashlib</text:span></text:h>
      <text:h text:style-name="Heading_20_3" text:outline-level="3">📌 What is <text:span text:style-name="Source_20_Text">hashlib</text:span>?</text:h>
      <text:p text:style-name="Text_20_body">It allows us to convert passwords into secure one-way hashes (we'll use SHA-256 here for simplicity).</text:p>
      <text:p text:style-name="Horizontal_20_Line"/>
      <text:h text:style-name="Heading_20_3" text:outline-level="3">🔧 Step 3.1: Modify Insert Script to Hash Passwords</text:h>
      <text:p text:style-name="Text_20_body">Update your <text:span text:style-name="Source_20_Text">insert_sample_data.py</text:span> file (or any script where you insert users) with this:</text:p>
      <text:p text:style-name="Preformatted_20_Text">python</text:p>
      <text:p text:style-name="Preformatted_20_Text">CopyEdit</text:p>
      <text:p text:style-name="P8"><text:span text:style-name="Source_20_Text">import hashlib</text:span></text:p>
      <text:p text:style-name="P10"/>
      <text:p text:style-name="P10"><text:span text:style-name="Source_20_Text">def hash_password(password):</text:span></text:p>
      <text:p text:style-name="P10"><text:span text:style-name="Source_20_Text"><text:s text:c="4"/>return hashlib.sha256(password.encode()).hexdigest()</text:span></text:p>
      <text:p text:style-name="P10"/>
      <text:p text:style-name="P10"><text:span text:style-name="Source_20_Text"># Example usage:</text:span></text:p>
      <text:p text:style-name="P10"><text:span text:style-name="Source_20_Text">hashed_pw_1 = hash_password("12345")</text:span></text:p>
      <text:p text:style-name="P10"><text:span text:style-name="Source_20_Text">hashed_pw_2 = hash_password("abcde")</text:span></text:p>
      <text:p text:style-name="P10"/>
      <text:p text:style-name="P10"><text:span text:style-name="Source_20_Text"># Insert users with hashed passwords</text:span></text:p>
      <text:p text:style-name="P10"><text:span text:style-name="Source_20_Text">cursor.execute("INSERT INTO users (name, email, password_hash, role) VALUES (?, ?, ?, ?)",</text:span></text:p>
      <text:p text:style-name="P10"><text:span text:style-name="Source_20_Text"><text:s text:c="15"/>('Alice Seller', 'alice@example.com', hashed_pw_1, 'seller'))</text:span></text:p>
      <text:p text:style-name="P10"/>
      <text:p text:style-name="P10"><text:soft-page-break/><text:span text:style-name="Source_20_Text">cursor.execute("INSERT INTO users (name, email, password_hash, role) VALUES (?, ?, ?, ?)",</text:span></text:p>
      <text:p text:style-name="P11"><text:span text:style-name="Source_20_Text"><text:s text:c="15"/>('Bob Buyer', 'bob@example.com', hashed_pw_2, 'buyer'))</text:span></text:p>
      <text:p text:style-name="Horizontal_20_Line"/>
      <text:h text:style-name="Heading_20_3" text:outline-level="3">🔧 Step 3.2: Update Login Script to Check Hash</text:h>
      <text:p text:style-name="Text_20_body">Now go back to your <text:span text:style-name="Source_20_Text">login.py</text:span> file and update the password check section:</text:p>
      <text:p text:style-name="Preformatted_20_Text">python</text:p>
      <text:p text:style-name="Preformatted_20_Text">CopyEdit</text:p>
      <text:p text:style-name="P8"><text:span text:style-name="Source_20_Text">import hashlib</text:span></text:p>
      <text:p text:style-name="P10"/>
      <text:p text:style-name="P10"><text:span text:style-name="Source_20_Text"># Add this function at the top or near imports</text:span></text:p>
      <text:p text:style-name="P10"><text:span text:style-name="Source_20_Text">def hash_password(password):</text:span></text:p>
      <text:p text:style-name="P11"><text:span text:style-name="Source_20_Text"><text:s text:c="4"/>return hashlib.sha256(password.encode()).hexdigest()</text:span></text:p>
      <text:p text:style-name="Text_20_body">Now update this line in your password check:</text:p>
      <text:p text:style-name="Preformatted_20_Text">python</text:p>
      <text:p text:style-name="Preformatted_20_Text">CopyEdit</text:p>
      <text:p text:style-name="P9"><text:span text:style-name="Source_20_Text"><text:s text:c="4"/>if hash_password(password) == stored_password:</text:span></text:p>
      <text:p text:style-name="Horizontal_20_Line"/>
      <text:h text:style-name="Heading_20_3" text:outline-level="3">✅ Final Code Snippet for Login Check:</text:h>
      <text:p text:style-name="Preformatted_20_Text">python</text:p>
      <text:p text:style-name="Preformatted_20_Text">CopyEdit</text:p>
      <text:p text:style-name="P8"><text:span text:style-name="Source_20_Text">if user:</text:span></text:p>
      <text:p text:style-name="P10"><text:span text:style-name="Source_20_Text"><text:s text:c="4"/>user_id, name, role, stored_password = user</text:span></text:p>
      <text:p text:style-name="P10"><text:span text:style-name="Source_20_Text"><text:s text:c="4"/>if hash_password(password) == stored_password:</text:span></text:p>
      <text:p text:style-name="P10"><text:span text:style-name="Source_20_Text"><text:s text:c="8"/>print(f"\n✅ Login successful! Welcome, {name} ({role}).")</text:span></text:p>
      <text:p text:style-name="P10"><text:span text:style-name="Source_20_Text"><text:s text:c="4"/>else:</text:span></text:p>
      <text:p text:style-name="P10"><text:span text:style-name="Source_20_Text"><text:s text:c="8"/>print("\n❌ Incorrect password.")</text:span></text:p>
      <text:p text:style-name="P10"><text:span text:style-name="Source_20_Text">else:</text:span></text:p>
      <text:p text:style-name="P11"><text:span text:style-name="Source_20_Text"><text:s text:c="4"/>print("\n❌ No user found with that email.")</text:span></text:p>
      <text:p text:style-name="Horizontal_20_Line"/>
      <text:p text:style-name="Text_20_body">✅ Let me know once you’ve:</text:p>
      <text:list text:style-name="L45">
        <text:list-item>
          <text:p text:style-name="P66">Added password hashing to insert script ✅</text:p>
        </text:list-item>
        <text:list-item>
          <text:p text:style-name="P66">Updated login script to verify using hashes ✅</text:p>
        </text:list-item>
        <text:list-item>
          <text:p text:style-name="P66">Tested logging in with a hashed password ✅</text:p>
        </text:list-item>
      </text:list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Arial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5T20:15:56.891072349</meta:creation-date>
    <dc:date>2025-07-15T21:39:18.787000194</dc:date>
    <meta:editing-duration>PT1H12M55S</meta:editing-duration>
    <meta:editing-cycles>13</meta:editing-cycles>
    <meta:generator>LibreOffice/24.2.7.2$Linux_X86_64 LibreOffice_project/420$Build-2</meta:generator>
    <meta:document-statistic meta:table-count="10" meta:image-count="0" meta:object-count="0" meta:page-count="29" meta:paragraph-count="827" meta:word-count="3855" meta:character-count="26067" meta:non-whitespace-character-count="22368"/>
  </office:meta>
</office:document-meta>
</file>